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2" svg:font-family="'Droid Sans'" style:font-family-generic="swiss"/>
    <style:font-face style:name="Droid Sans" svg:font-family="'Droid Sans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CMU Serif" svg:font-family="'CMU Serif'" style:font-family-generic="roman" style:font-pitch="variable"/>
    <style:font-face style:name="Droid Sans1" svg:font-family="'Droid Sans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roid Sans3" svg:font-family="'Droid Sans'" style:font-family-generic="swiss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Cantarell" svg:font-family="Cantarell" style:font-family-generic="system" style:font-pitch="variable"/>
    <style:font-face style:name="Droid Sans4" svg:font-family="'Droid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4cm" fo:min-width="9.86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244cm" fo:min-width="2.502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draw:stroke="none" svg:stroke-width="0.018cm" draw:marker-start-width="0.227cm" draw:marker-end-width="0.227cm" draw:fill="none" fo:min-height="0.933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7cm" fo:min-width="0.22cm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42cm" fo:min-width="0.192cm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2.842cm" fo:min-width="5.486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draw:stroke="none" draw:fill="none" fo:min-height="0.933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42cm" fo:min-width="0.192cm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cm" fo:min-width="0.55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svg:stroke-width="0.028cm" svg:stroke-color="#ffffff" draw:marker-start-width="0.242cm" draw:marker-end-width="0.242cm" draw:fill="none" draw:textarea-horizontal-align="justify" draw:textarea-vertical-align="middle" draw:auto-grow-height="false" fo:min-height="0.442cm" fo:min-width="0.192cm" fo:padding-top="0.139cm" fo:padding-bottom="0.139cm" fo:padding-left="0.264cm" fo:padding-right="0.264cm"/>
    </style:style>
    <style:style style:name="gr15" style:family="graphic" style:parent-style-name="standard">
      <style:graphic-properties draw:stroke="none" draw:fill="none" fo:min-height="1.084cm"/>
      <style:paragraph-properties style:writing-mode="lr-tb"/>
    </style:style>
    <style:style style:name="gr1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3.848cm" fo:min-width="6.138cm" fo:padding-top="0.139cm" fo:padding-bottom="0.139cm" fo:padding-left="0.264cm" fo:padding-right="0.264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1.02cm" fo:min-width="17.026cm"/>
      <style:paragraph-properties style:writing-mode="lr-tb"/>
    </style:style>
    <style:style style:name="gr18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6.624cm" fo:min-width="6.12cm" fo:padding-top="0.139cm" fo:padding-bottom="0.139cm" fo:padding-left="0.264cm" fo:padding-right="0.264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7.232cm" fo:min-width="6.12cm" fo:padding-top="0.139cm" fo:padding-bottom="0.139cm" fo:padding-left="0.264cm" fo:padding-right="0.264cm"/>
      <style:paragraph-properties style:writing-mode="lr-tb"/>
    </style:style>
    <style:style style:name="gr20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.098cm" fo:min-width="2.626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2.244cm" fo:min-width="2.502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.098cm" fo:min-width="5.42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.098cm" fo:min-width="5.674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4.271cm" fo:min-width="6.092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5.417cm" fo:min-width="5.968cm" fo:padding-top="0.139cm" fo:padding-bottom="0.139cm" fo:padding-left="0.264cm" fo:padding-right="0.26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  <style:text-properties style:font-name="CMU Serif" fo:font-size="30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MU Serif" fo:font-size="30pt"/>
    </style:style>
    <style:style style:name="P5" style:family="paragraph">
      <style:paragraph-properties fo:text-align="center" style:writing-mode="lr-tb"/>
      <style:text-properties style:font-name="CMU Serif" fo:font-size="30pt" fo:font-weight="normal" style:font-size-asian="30pt" style:font-weight-asian="normal" style:font-size-complex="30pt" style:font-weight-complex="normal"/>
    </style:style>
    <style:style style:name="P6" style:family="paragraph">
      <loext:graphic-properties draw:fill="none"/>
      <style:paragraph-properties fo:text-align="center" style:writing-mode="lr-tb"/>
      <style:text-properties style:font-name="CMU Serif" fo:font-size="30pt" fo:font-weight="normal" style:font-size-asian="30pt" style:font-weight-asian="normal" style:font-size-complex="30pt" style:font-weight-complex="normal"/>
    </style:style>
    <style:style style:name="P7" style:family="paragraph">
      <style:text-properties style:font-name="CMU Serif" fo:font-size="30pt"/>
    </style:style>
    <style:style style:name="P8" style:family="paragraph">
      <loext:graphic-properties draw:fill="none"/>
      <style:paragraph-properties style:writing-mode="lr-tb"/>
      <style:text-properties style:font-name="CMU Serif" fo:font-size="30pt" fo:font-weight="normal" style:font-size-asian="20pt" style:font-weight-asian="normal" style:font-size-complex="20pt" style:font-weight-complex="normal"/>
    </style:style>
    <style:style style:name="P9" style:family="paragraph">
      <loext:graphic-properties draw:fill="none"/>
      <style:paragraph-properties fo:text-align="center"/>
      <style:text-properties style:font-name="CMU Serif" fo:font-size="30pt"/>
    </style:style>
    <style:style style:name="P10" style:family="paragraph">
      <loext:graphic-properties draw:fill="solid"/>
      <style:paragraph-properties fo:text-align="center"/>
      <style:text-properties style:font-name="CMU Serif" fo:font-size="3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text-align="start" style:writing-mode="lr-tb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14" style:family="paragraph">
      <style:paragraph-properties fo:text-align="center" style:writing-mode="lr-tb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15" style:family="paragraph">
      <loext:graphic-properties draw:fill="none"/>
      <style:paragraph-properties fo:text-align="start" style:writing-mode="lr-tb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16" style:family="paragraph">
      <loext:graphic-properties draw:fill="none"/>
      <style:paragraph-properties style:writing-mode="lr-tb"/>
      <style:text-properties style:font-name="Roboto"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 style:writing-mode="lr-tb"/>
      <style:text-properties style:font-name="Roboto Condensed" fo:font-size="30pt" style:font-size-asian="30pt" style:font-size-complex="30pt"/>
    </style:style>
    <style:style style:name="P20" style:family="paragraph">
      <loext:graphic-properties draw:fill="none"/>
      <style:paragraph-properties fo:text-align="center" style:writing-mode="lr-tb"/>
      <style:text-properties style:font-name="Roboto Condensed" fo:font-size="30pt" style:font-size-asian="30pt" style:font-size-complex="30pt"/>
    </style:style>
    <style:style style:name="P21" style:family="paragraph">
      <loext:graphic-properties draw:fill="none"/>
      <style:paragraph-properties style:writing-mode="lr-tb"/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P22" style:family="paragraph">
      <loext:graphic-properties draw:fill="none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3" style:family="paragraph">
      <loext:graphic-properties draw:fill="none"/>
      <style:paragraph-properties style:writing-mode="lr-tb"/>
      <style:text-properties style:text-position="0% 100%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none"/>
      <style:paragraph-properties fo:text-align="center" style:writing-mode="lr-tb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27" style:family="paragraph">
      <loext:graphic-properties draw:fill="none"/>
      <style:paragraph-properties fo:text-align="center" style:writing-mode="lr-tb"/>
      <style:text-properties fo:font-size="30pt" style:font-size-asian="30pt" style:font-size-complex="30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T1" style:family="text"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T2" style:family="text">
      <style:text-properties fo:font-weight="bold" style:font-size-asian="30pt" style:font-weight-asian="bold" style:font-size-complex="30pt" style:font-weight-complex="bold"/>
    </style:style>
    <style:style style:name="T3" style:family="text">
      <style:text-properties fo:font-weight="normal" style:font-size-asian="30pt" style:font-weight-asian="normal" style:font-size-complex="30pt" style:font-weight-complex="normal"/>
    </style:style>
    <style:style style:name="T4" style:family="text">
      <style:text-properties fo:font-weight="normal" style:font-name-asian="Droid Sans2" style:font-size-asian="30pt" style:font-weight-asian="normal" style:font-name-complex="Droid Sans2" style:font-size-complex="30pt" style:font-weight-complex="normal"/>
    </style:style>
    <style:style style:name="T5" style:family="text">
      <style:text-properties style:text-position="33% 58%" fo:font-weight="bold" style:font-name-asian="Droid Sans2" style:font-size-asian="30pt" style:font-weight-asian="bold" style:font-name-complex="Droid Sans2" style:font-size-complex="30pt" style:font-weight-complex="bold"/>
    </style:style>
    <style:style style:name="T6" style:family="text">
      <style:text-properties style:text-position="33% 58%" fo:font-weight="normal" style:font-name-asian="Droid Sans2" style:font-size-asian="30pt" style:font-weight-asian="normal" style:font-name-complex="Droid Sans2" style:font-size-complex="30pt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roid Sans2" style:font-size-asian="30pt" style:font-style-asian="normal" style:font-weight-asian="normal" style:font-name-complex="Droid San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fo:font-style="normal" fo:text-shadow="none" style:text-underline-style="none" fo:font-weight="bold" style:letter-kerning="true" style:font-name-asian="Droid Sans2" style:font-size-asian="30pt" style:font-style-asian="normal" style:font-weight-asian="bold" style:font-name-complex="Droid Sans2" style:font-size-complex="3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fo:font-style="normal" fo:text-shadow="none" style:text-underline-style="none" fo:font-weight="normal" style:letter-kerning="true" style:font-name-asian="Droid Sans2" style:font-size-asian="30pt" style:font-style-asian="normal" style:font-weight-asian="normal" style:font-name-complex="Droid San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name-asian="Droid Sans2" style:font-size-asian="20pt" style:font-weight-asian="normal" style:font-name-complex="Droid Sans2" style:font-size-complex="20pt" style:font-weight-complex="normal"/>
    </style:style>
    <style:style style:name="T11" style:family="text"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text-position="-33% 58%" style:font-name="Roboto Condensed" fo:font-size="30pt" fo:font-weight="bold" style:font-size-asian="30pt" style:font-weight-asian="bold" style:font-size-complex="30pt" style:font-weight-complex="bold"/>
    </style:style>
    <style:style style:name="T13" style:family="text">
      <style:text-properties style:text-position="0% 100%" style:font-name="Roboto Condensed" fo:font-size="30pt" fo:font-weight="normal" style:font-size-asian="30pt" style:font-weight-asian="normal" style:font-size-complex="30pt" style:font-weight-complex="normal"/>
    </style:style>
    <style:style style:name="T14" style:family="text">
      <style:text-properties style:font-name="Roboto Condensed" fo:font-size="30pt" fo:font-weight="normal" style:font-name-asian="Droid Sans2" style:font-size-asian="30pt" style:font-weight-asian="normal" style:font-name-complex="Droid Sans2" style:font-size-complex="30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Condensed" fo:font-size="30pt" fo:font-style="normal" fo:text-shadow="none" style:text-underline-style="none" fo:font-weight="normal" style:letter-kerning="true" style:font-name-asian="Droid Sans2" style:font-size-asian="30pt" style:font-style-asian="normal" style:font-weight-asian="normal" style:font-name-complex="Droid San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style:font-name-asian="Droid Sans2" style:font-size-asian="30pt" style:font-style-asian="normal" style:font-weight-asian="bold" style:font-name-complex="Droid Sans2" style:font-size-complex="3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normal" style:letter-kerning="true" style:font-name-asian="Droid Sans2" style:font-size-asian="30pt" style:font-style-asian="normal" style:font-weight-asian="normal" style:font-name-complex="Droid San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2" style:font-size-asian="30pt" style:font-style-asian="normal" style:font-weight-asian="bold" style:font-name-complex="Droid Sans2" style:font-size-complex="3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normal" style:letter-kerning="true" style:font-name-asian="Droid Sans2" style:font-size-asian="30pt" style:font-style-asian="normal" style:font-weight-asian="normal" style:font-name-complex="Droid San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0% 100%" style:font-name="Roboto Condensed" fo:font-size="30pt" fo:font-weight="normal" style:font-name-asian="Droid Sans2" style:font-size-asian="30pt" style:font-weight-asian="normal" style:font-name-complex="Droid Sans2" style:font-size-complex="30pt" style:font-weight-complex="normal"/>
    </style:style>
    <style:style style:name="T21" style:family="text">
      <style:text-properties style:text-position="33% 58%" style:font-name="Roboto Condensed" fo:font-size="30pt" fo:font-weight="bold" style:font-name-asian="Droid Sans2" style:font-size-asian="30pt" style:font-weight-asian="bold" style:font-name-complex="Droid Sans2" style:font-size-complex="30pt" style:font-weight-complex="bold"/>
    </style:style>
    <style:style style:name="T22" style:family="text">
      <style:text-properties style:text-position="33% 58%" style:font-name="Roboto Condensed" fo:font-size="30pt" fo:font-weight="normal" style:font-name-asian="Droid Sans2" style:font-size-asian="30pt" style:font-weight-asian="normal" style:font-name-complex="Droid Sans2" style:font-size-complex="30pt" style:font-weight-complex="normal"/>
    </style:style>
    <style:style style:name="T23" style:family="text">
      <style:text-properties style:font-name="Roboto" fo:font-size="20pt" fo:font-weight="normal" style:font-name-asian="Droid Sans2" style:font-size-asian="20pt" style:font-weight-asian="normal" style:font-name-complex="Droid Sans2" style:font-size-complex="20pt" style:font-weight-complex="normal"/>
    </style:style>
    <style:style style:name="T24" style:family="text">
      <style:text-properties style:font-name="Roboto Condensed" fo:font-size="30pt" style:font-size-asian="30pt" style:font-size-complex="30pt"/>
    </style:style>
    <style:style style:name="T25" style:family="text">
      <style:text-properties style:text-position="33% 58%" style:font-name="Roboto Condensed" fo:font-size="30pt" fo:font-weight="bold" style:font-size-asian="30pt" style:font-weight-asian="bold" style:font-size-complex="30pt" style:font-weight-complex="bold"/>
    </style:style>
    <style:style style:name="T26" style:family="text">
      <style:text-properties style:text-position="0% 100%" style:font-name="Roboto Condensed" fo:font-size="20pt" fo:font-weight="normal" style:font-size-asian="20pt" style:font-weight-asian="normal" style:font-size-complex="20pt" style:font-weight-complex="normal"/>
    </style:style>
    <style:style style:name="T27" style:family="text">
      <style:text-properties style:font-name="Roboto Condensed"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T29" style:family="text">
      <style:text-properties style:text-position="-33% 58%" style:font-name="Roboto Condensed" fo:font-size="20pt" fo:font-weight="bold" style:font-size-asian="20pt" style:font-weight-asian="bold" style:font-size-complex="20pt" style:font-weight-complex="bold"/>
    </style:style>
    <style:style style:name="T30" style:family="text">
      <style:text-properties style:text-position="0% 100%" style:font-name="Roboto Condensed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Condensed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1" style:font-size-complex="3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4000" loext:opacity="100%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2" style:font-size-asian="30pt" style:font-style-asian="normal" style:font-weight-asian="bold" style:font-name-complex="Droid Sans2" style:font-size-complex="3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4000" loext:opacity="100%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1" style:font-size-complex="3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4000" loext:opacity="100%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1" style:font-size-complex="3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1" style:font-size-complex="3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4000" loext:opacity="100%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1" style:font-size-complex="3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style:font-name-asian="Droid Sans2" style:font-size-asian="30pt" style:font-style-asian="normal" style:font-weight-asian="bold" style:font-name-complex="Droid Sans2" style:font-size-complex="3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normal" style:letter-kerning="true" style:font-name-asian="Droid Sans2" style:font-size-asian="30pt" style:font-style-asian="normal" style:font-weight-asian="normal" style:font-name-complex="Droid San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4000" loext:opacity="100%" style:text-position="33% 58%" style:font-name="Roboto Condensed" fo:font-size="30pt" fo:font-weight="bold" style:font-size-asian="30pt" style:font-weight-asian="bold" style:font-size-complex="30pt" style:font-weight-complex="bold"/>
    </style:style>
    <style:style style:name="T40" style:family="text">
      <style:text-properties fo:color="#ff4000" loext:opacity="100%" style:text-position="-33% 58%" style:font-name="Roboto Condensed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c9211e" loext:opacity="100%" style:text-position="-33% 58%" style:font-name="Roboto Condensed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ff4000" loext:opacity="100%" style:text-position="0% 100%" style:font-name="Roboto Condensed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ff4000" loext:opacity="100%" style:text-position="-33% 58%" style:font-name="Roboto Condensed" fo:font-size="30pt" fo:font-weight="bold" style:font-size-asian="30pt" style:font-weight-asian="bold" style:font-size-complex="30pt" style:font-weight-complex="bold"/>
    </style:style>
    <style:style style:name="T44" style:family="text">
      <style:text-properties fo:color="#000000" loext:opacity="100%" style:text-position="-33% 58%" style:font-name="Roboto Condens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361cm" svg:height="1.794cm" svg:x="10.077cm" svg:y="10.592cm">
          <draw:text-box>
            <text:p><text:span text:style-name="T1">Homogeneous Neur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30.48cm" svg:height="1.648cm" svg:x="0cm" svg:y="0.054cm">
          <draw:text-box>
            <text:p text:style-name="P3"><text:span text:style-name="T2">Homogeneous Neurons</text:span></text:p>
          </draw:text-box>
        </draw:frame>
        <draw:custom-shape draw:style-name="gr4" draw:text-style-name="P6" xml:id="id2" draw:id="id2" draw:layer="layout" svg:width="3.302cm" svg:height="2.794cm" svg:x="7.282cm" svg:y="10.006cm">
          <text:p text:style-name="P5"><text:span text:style-name="T3">a → </text:span><text:span text:style-name="T4">λ</text:span></text:p>
          <text:p text:style-name="P5"><text:span text:style-name="T4">a</text:span><text:span text:style-name="T5">2</text:span><text:span text:style-name="T6"> </text:span><text:span text:style-name="T4">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6" draw:id="id6" draw:layer="layout" svg:width="3.302cm" svg:height="2.794cm" svg:x="19.883cm" svg:y="10.007cm">
          <text:p text:style-name="P5"><text:span text:style-name="T3">a → </text:span><text:span text:style-name="T4">a</text:span></text:p>
          <text:p text:style-name="P5"><text:span text:style-name="T7">a</text:span><text:span text:style-name="T8">2</text:span><text:span text:style-name="T9"> </text:span><text:span text:style-name="T7">→ </text:span><text:span text:style-name="T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0.983cm" svg:height="1.509cm" svg:x="10.365cm" svg:y="12.016cm">
          <draw:text-box>
            <text:p text:style-name="P7"><text:span text:style-name="T10">1</text:span></text:p>
          </draw:text-box>
        </draw:frame>
        <draw:frame draw:style-name="gr5" draw:text-style-name="P8" draw:layer="layout" svg:width="0.983cm" svg:height="1.509cm" svg:x="23.066cm" svg:y="12.017cm">
          <draw:text-box>
            <text:p text:style-name="P7"><text:span text:style-name="T10">2</text:span></text:p>
          </draw:text-box>
        </draw:frame>
        <draw:custom-shape draw:style-name="gr6" draw:text-style-name="P9" xml:id="id1" draw:id="id1" draw:layer="layout" svg:width="1.016cm" svg:height="1.016cm" svg:x="5.7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6.664cm" svg:y1="7.964cm" svg:x2="8.933cm" svg:y2="10.006cm" draw:start-shape="id1" draw:start-glue-point="9" draw:end-shape="id2" draw:end-glue-point="0" svg:d="M6664 7964l2269 2042" svg:viewBox="0 0 2270 2043">
          <text:p/>
        </draw:connector>
        <draw:custom-shape draw:style-name="gr6" draw:text-style-name="P9" xml:id="id3" draw:id="id3" draw:layer="layout" svg:width="1.016cm" svg:height="1.016cm" svg:x="10.8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11.045cm" svg:y1="7.965cm" svg:x2="8.933cm" svg:y2="10.006cm" draw:start-shape="id3" draw:start-glue-point="7" draw:end-shape="id2" draw:end-glue-point="0" svg:d="M11045 7965l-2112 2041" svg:viewBox="0 0 2113 2042">
          <text:p/>
        </draw:connector>
        <draw:custom-shape draw:style-name="gr8" draw:text-style-name="P9" xml:id="id4" draw:id="id4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8.933cm" svg:y1="12.8cm" svg:x2="8.898cm" svg:y2="14.726cm" draw:start-shape="id2" draw:start-glue-point="2" draw:end-shape="id4" draw:end-glue-point="4" svg:d="M8933 12800l-35 1926" svg:viewBox="0 0 36 1927">
          <text:p/>
        </draw:connector>
        <draw:custom-shape draw:style-name="gr8" draw:text-style-name="P9" xml:id="id5" draw:id="id5" draw:layer="layout" svg:width="1.016cm" svg:height="1.016cm" svg:x="18.497cm" svg:y="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19.365cm" svg:y1="7.958cm" svg:x2="21.534cm" svg:y2="10.007cm" draw:start-shape="id5" draw:start-glue-point="9" draw:end-shape="id6" draw:end-glue-point="0" svg:d="M19365 7958l2169 2049" svg:viewBox="0 0 2170 2050">
          <text:p/>
        </draw:connector>
        <draw:custom-shape draw:style-name="gr8" draw:text-style-name="P9" xml:id="id7" draw:id="id7" draw:layer="layout" svg:width="1.016cm" svg:height="1.016cm" svg:x="23.598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23.746cm" svg:y1="7.959cm" svg:x2="21.534cm" svg:y2="10.007cm" draw:start-shape="id7" draw:start-glue-point="7" draw:end-shape="id6" draw:end-glue-point="0" svg:d="M23746 7959l-2212 2048" svg:viewBox="0 0 2213 2049">
          <text:p/>
        </draw:connector>
        <draw:custom-shape draw:style-name="gr8" draw:text-style-name="P9" xml:id="id8" draw:id="id8" draw:layer="layout" svg:width="1.016cm" svg:height="1.016cm" svg:x="21.029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21.534cm" svg:y1="12.801cm" svg:x2="21.537cm" svg:y2="14.727cm" draw:start-shape="id6" draw:start-glue-point="2" draw:end-shape="id8" draw:end-glue-point="4" svg:d="M21534 12801l3 1926" svg:viewBox="0 0 4 1927">
          <text:p/>
        </draw:connecto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12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9" draw:text-style-name="P15" xml:id="id10" draw:id="id10" draw:layer="layout" svg:width="6.35cm" svg:height="3.456cm" svg:x="5.696cm" svg:y="9.706cm">
          <text:p text:style-name="P13"><text:span text:style-name="T11">R</text:span><text:span text:style-name="T12">1 </text:span><text:span text:style-name="T13">: </text:span><text:span text:style-name="T11">a /a → </text:span><text:span text:style-name="T14">λ</text:span></text:p>
          <text:p text:style-name="P14"><text:span text:style-name="T15">R</text:span><text:span text:style-name="T16">2 </text:span><text:span text:style-name="T17">: </text:span><text:span text:style-name="T15">a</text:span><text:span text:style-name="T18">2</text:span><text:span text:style-name="T19"> </text:span><text:span text:style-name="T17">/</text:span><text:span text:style-name="T20">a</text:span><text:span text:style-name="T21">2</text:span><text:span text:style-name="T22"> </text:span><text:span text:style-name="T14">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11.825cm" svg:y="12.294cm">
          <draw:text-box>
            <text:p><text:span text:style-name="T23">1</text:span></text:p>
          </draw:text-box>
        </draw:frame>
        <draw:custom-shape draw:style-name="gr11" draw:text-style-name="P17" xml:id="id9" draw:id="id9" draw:layer="layout" svg:width="1.016cm" svg:height="1.016cm" svg:x="5.7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6.664cm" svg:y1="7.964cm" svg:x2="8.871cm" svg:y2="9.706cm" draw:start-shape="id9" draw:start-glue-point="9" draw:end-shape="id10" draw:end-glue-point="0" svg:d="M6664 7964l2207 1742" svg:viewBox="0 0 2208 1743">
          <text:p/>
        </draw:connector>
        <draw:custom-shape draw:style-name="gr11" draw:text-style-name="P17" xml:id="id11" draw:id="id11" draw:layer="layout" svg:width="1.016cm" svg:height="1.016cm" svg:x="10.8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1.045cm" svg:y1="7.965cm" svg:x2="8.871cm" svg:y2="9.706cm" draw:start-shape="id11" draw:start-glue-point="7" draw:end-shape="id10" draw:end-glue-point="0" svg:d="M11045 7965l-2174 1741" svg:viewBox="0 0 2175 1742">
          <text:p/>
        </draw:connector>
        <draw:custom-shape draw:style-name="gr11" draw:text-style-name="P17" xml:id="id12" draw:id="id12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871cm" svg:y1="13.162cm" svg:x2="8.898cm" svg:y2="14.726cm" draw:start-shape="id10" draw:start-glue-point="2" draw:end-shape="id12" draw:end-glue-point="4" svg:d="M8871 13162l27 1564" svg:viewBox="0 0 28 1565">
          <text:p/>
        </draw:connector>
        <draw:custom-shape draw:style-name="gr9" draw:text-style-name="P15" xml:id="id14" draw:id="id14" draw:layer="layout" svg:width="6.35cm" svg:height="3.456cm" svg:x="18.389cm" svg:y="9.707cm">
          <text:p text:style-name="P13"><text:span text:style-name="T11">R</text:span><text:span text:style-name="T12">3 </text:span><text:span text:style-name="T13">: </text:span><text:span text:style-name="T11">a /a → </text:span><text:span text:style-name="T14">a</text:span></text:p>
          <text:p text:style-name="P14"><text:span text:style-name="T15">R</text:span><text:span text:style-name="T16">4 </text:span><text:span text:style-name="T17">: </text:span><text:span text:style-name="T15">a</text:span><text:span text:style-name="T18">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4.518cm" svg:y="12.295cm">
          <draw:text-box>
            <text:p><text:span text:style-name="T23">2</text:span></text:p>
          </draw:text-box>
        </draw:frame>
        <draw:custom-shape draw:style-name="gr11" draw:text-style-name="P17" xml:id="id13" draw:id="id13" draw:layer="layout" svg:width="1.016cm" svg:height="1.016cm" svg:x="18.489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57cm" svg:y1="7.965cm" svg:x2="21.564cm" svg:y2="9.707cm" draw:start-shape="id13" draw:start-glue-point="9" draw:end-shape="id14" draw:end-glue-point="0" svg:d="M19357 7965l2207 1742" svg:viewBox="0 0 2208 1743">
          <text:p/>
        </draw:connector>
        <draw:custom-shape draw:style-name="gr11" draw:text-style-name="P17" xml:id="id15" draw:id="id15" draw:layer="layout" svg:width="1.016cm" svg:height="1.016cm" svg:x="23.59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38cm" svg:y1="7.966cm" svg:x2="21.564cm" svg:y2="9.707cm" draw:start-shape="id15" draw:start-glue-point="7" draw:end-shape="id14" draw:end-glue-point="0" svg:d="M23738 7966l-2174 1741" svg:viewBox="0 0 2175 1742">
          <text:p/>
        </draw:connector>
        <draw:custom-shape draw:style-name="gr11" draw:text-style-name="P17" xml:id="id16" draw:id="id16" draw:layer="layout" svg:width="1.016cm" svg:height="1.016cm" svg:x="21.083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64cm" svg:y1="13.163cm" svg:x2="21.591cm" svg:y2="14.727cm" draw:start-shape="id14" draw:start-glue-point="2" draw:end-shape="id16" draw:end-glue-point="4" svg:d="M21564 13163l27 1564" svg:viewBox="0 0 28 1565">
          <text:p/>
        </draw:connecto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12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9" draw:text-style-name="P15" xml:id="id18" draw:id="id18" draw:layer="layout" svg:width="6.35cm" svg:height="3.456cm" svg:x="5.696cm" svg:y="9.706cm">
          <text:p text:style-name="P13"><text:span text:style-name="T11">R</text:span><text:span text:style-name="T12">1 </text:span><text:span text:style-name="T13">: </text:span><text:span text:style-name="T11">a /a → </text:span><text:span text:style-name="T14">λ</text:span></text:p>
          <text:p text:style-name="P14"><text:span text:style-name="T15">R</text:span><text:span text:style-name="T16">2 </text:span><text:span text:style-name="T17">: </text:span><text:span text:style-name="T15">a</text:span><text:span text:style-name="T18">2</text:span><text:span text:style-name="T19"> </text:span><text:span text:style-name="T17">/</text:span><text:span text:style-name="T20">a</text:span><text:span text:style-name="T21">2</text:span><text:span text:style-name="T22"> </text:span><text:span text:style-name="T14">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11.825cm" svg:y="12.294cm">
          <draw:text-box>
            <text:p><text:span text:style-name="T23">1</text:span></text:p>
          </draw:text-box>
        </draw:frame>
        <draw:custom-shape draw:style-name="gr11" draw:text-style-name="P17" xml:id="id17" draw:id="id17" draw:layer="layout" svg:width="1.016cm" svg:height="1.016cm" svg:x="5.7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6.664cm" svg:y1="7.964cm" svg:x2="8.871cm" svg:y2="9.706cm" draw:start-shape="id17" draw:start-glue-point="9" draw:end-shape="id18" draw:end-glue-point="0" svg:d="M6664 7964l2207 1742" svg:viewBox="0 0 2208 1743">
          <text:p/>
        </draw:connector>
        <draw:custom-shape draw:style-name="gr11" draw:text-style-name="P17" xml:id="id19" draw:id="id19" draw:layer="layout" svg:width="1.016cm" svg:height="1.016cm" svg:x="10.8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1.045cm" svg:y1="7.965cm" svg:x2="8.871cm" svg:y2="9.706cm" draw:start-shape="id19" draw:start-glue-point="7" draw:end-shape="id18" draw:end-glue-point="0" svg:d="M11045 7965l-2174 1741" svg:viewBox="0 0 2175 1742">
          <text:p/>
        </draw:connector>
        <draw:custom-shape draw:style-name="gr11" draw:text-style-name="P17" xml:id="id20" draw:id="id20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871cm" svg:y1="13.162cm" svg:x2="8.898cm" svg:y2="14.726cm" draw:start-shape="id18" draw:start-glue-point="2" draw:end-shape="id20" draw:end-glue-point="4" svg:d="M8871 13162l27 1564" svg:viewBox="0 0 28 1565">
          <text:p/>
        </draw:connector>
        <draw:custom-shape draw:style-name="gr13" draw:text-style-name="P20" xml:id="id21" draw:id="id21" draw:layer="layout" svg:width="1.524cm" svg:height="1.524cm" svg:x="20.09cm" svg:y="10.722cm">
          <text:p text:style-name="P19"><text:span text:style-name="T24">a</text:span><text:span text:style-name="T2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22" draw:id="id22" draw:layer="layout" svg:width="1.524cm" svg:height="1.524cm" svg:x="15.096cm" svg:y="10.738cm">
          <text:p text:style-name="P19"><text:span text:style-name="T24">a</text:span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23" draw:id="id23" draw:layer="layout" svg:width="1.524cm" svg:height="1.524cm" svg:x="25.208cm" svg:y="10.762cm">
          <text:p text:style-name="P19"><text:span text:style-name="T24">a</text:span><text:span text:style-name="T2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0.313cm" svg:y1="10.945cm" svg:x2="16.397cm" svg:y2="10.961cm" draw:start-shape="id21" draw:start-glue-point="5" draw:end-shape="id22" draw:end-glue-point="11" svg:d="M20313 10945l-3916 16" svg:viewBox="0 0 3917 17">
          <text:p/>
        </draw:connector>
        <draw:connector draw:style-name="gr12" draw:text-style-name="P18" draw:layer="layout" draw:type="line" svg:x1="16.397cm" svg:y1="12.039cm" svg:x2="20.313cm" svg:y2="12.023cm" draw:start-shape="id22" draw:start-glue-point="9" draw:end-shape="id21" draw:end-glue-point="7" svg:d="M16397 12039l3916-16" svg:viewBox="0 0 3917 17">
          <text:p/>
        </draw:connector>
        <draw:connector draw:style-name="gr12" draw:text-style-name="P18" draw:layer="layout" draw:type="line" svg:x1="21.391cm" svg:y1="10.945cm" svg:x2="25.431cm" svg:y2="10.985cm" draw:start-shape="id21" draw:start-glue-point="11" draw:end-shape="id23" draw:end-glue-point="5" svg:d="M21391 10945l4040 40" svg:viewBox="0 0 4041 41">
          <text:p/>
        </draw:connector>
        <draw:connector draw:style-name="gr12" draw:text-style-name="P18" draw:layer="layout" draw:type="line" svg:x1="25.431cm" svg:y1="12.063cm" svg:x2="21.391cm" svg:y2="12.023cm" draw:start-shape="id23" draw:start-glue-point="7" draw:end-shape="id21" draw:end-glue-point="9" svg:d="M25431 12063l-4040-40" svg:viewBox="0 0 4041 41">
          <text:p/>
        </draw:connector>
        <draw:frame draw:style-name="gr10" draw:text-style-name="P21" draw:layer="layout" svg:width="2.843cm" svg:height="1.183cm" svg:x="16.947cm" svg:y="10.006cm">
          <draw:text-box>
            <text:p><text:span text:style-name="T26">+1 spike</text:span></text:p>
          </draw:text-box>
        </draw:frame>
        <draw:frame draw:style-name="gr10" draw:text-style-name="P21" draw:layer="layout" svg:width="3.176cm" svg:height="1.183cm" svg:x="21.748cm" svg:y="10.006cm">
          <draw:text-box>
            <text:p><text:span text:style-name="T26">+2 spikes</text:span></text:p>
          </draw:text-box>
        </draw:frame>
        <draw:custom-shape draw:style-name="gr14" draw:text-style-name="P17" xml:id="id24" draw:id="id24" draw:layer="layout" svg:width="1.016cm" svg:height="1.016cm" svg:x="20.7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0.848cm" svg:y1="9.11cm" svg:x2="20.852cm" svg:y2="10.722cm" draw:start-shape="id24" draw:start-glue-point="7" draw:end-shape="id21" draw:end-glue-point="4" svg:d="M20848 9110l4 1612" svg:viewBox="0 0 5 1613">
          <text:p/>
        </draw:connector>
        <draw:frame draw:style-name="gr15" draw:text-style-name="P22" draw:layer="layout" svg:width="2.54cm" svg:height="1.334cm" svg:x="17.21cm" svg:y="11.89cm">
          <draw:text-box>
            <text:p><text:span text:style-name="T27">Use </text:span><text:span text:style-name="T28">R</text:span><text:span text:style-name="T29">1</text:span></text:p>
          </draw:text-box>
        </draw:frame>
        <draw:frame draw:style-name="gr15" draw:text-style-name="P22" draw:layer="layout" svg:width="2.54cm" svg:height="1.334cm" svg:x="22.51cm" svg:y="11.89cm">
          <draw:text-box>
            <text:p><text:span text:style-name="T27">Use </text:span><text:span text:style-name="T28">R</text:span><text:span text:style-name="T29">2</text:span></text:p>
          </draw:text-box>
        </draw:frame>
        <draw:frame draw:style-name="gr10" draw:text-style-name="P23" draw:layer="layout" svg:width="10.668cm" svg:height="1.183cm" svg:x="15.626cm" svg:y="6.999cm">
          <draw:text-box>
            <text:p><text:span text:style-name="T30">(Spike) State Machine for Neuron 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9" draw:text-style-name="P15" xml:id="id26" draw:id="id26" draw:layer="layout" svg:width="6.35cm" svg:height="3.456cm" svg:x="18.389cm" svg:y="9.707cm">
          <text:p text:style-name="P13"><text:span text:style-name="T11">R</text:span><text:span text:style-name="T12">3 </text:span><text:span text:style-name="T13">: </text:span><text:span text:style-name="T11">a /a → </text:span><text:span text:style-name="T14">a</text:span></text:p>
          <text:p text:style-name="P14"><text:span text:style-name="T15">R</text:span><text:span text:style-name="T16">4 </text:span><text:span text:style-name="T17">: </text:span><text:span text:style-name="T15">a</text:span><text:span text:style-name="T18">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4.518cm" svg:y="12.295cm">
          <draw:text-box>
            <text:p><text:span text:style-name="T23">2</text:span></text:p>
          </draw:text-box>
        </draw:frame>
        <draw:custom-shape draw:style-name="gr11" draw:text-style-name="P17" xml:id="id25" draw:id="id25" draw:layer="layout" svg:width="1.016cm" svg:height="1.016cm" svg:x="18.489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57cm" svg:y1="7.965cm" svg:x2="21.564cm" svg:y2="9.707cm" draw:start-shape="id25" draw:start-glue-point="9" draw:end-shape="id26" draw:end-glue-point="0" svg:d="M19357 7965l2207 1742" svg:viewBox="0 0 2208 1743">
          <text:p/>
        </draw:connector>
        <draw:custom-shape draw:style-name="gr11" draw:text-style-name="P17" xml:id="id27" draw:id="id27" draw:layer="layout" svg:width="1.016cm" svg:height="1.016cm" svg:x="23.59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38cm" svg:y1="7.966cm" svg:x2="21.564cm" svg:y2="9.707cm" draw:start-shape="id27" draw:start-glue-point="7" draw:end-shape="id26" draw:end-glue-point="0" svg:d="M23738 7966l-2174 1741" svg:viewBox="0 0 2175 1742">
          <text:p/>
        </draw:connector>
        <draw:custom-shape draw:style-name="gr11" draw:text-style-name="P17" xml:id="id28" draw:id="id28" draw:layer="layout" svg:width="1.016cm" svg:height="1.016cm" svg:x="21.083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64cm" svg:y1="13.163cm" svg:x2="21.591cm" svg:y2="14.727cm" draw:start-shape="id26" draw:start-glue-point="2" draw:end-shape="id28" draw:end-glue-point="4" svg:d="M21564 13163l27 1564" svg:viewBox="0 0 28 1565">
          <text:p/>
        </draw:connector>
        <draw:custom-shape draw:style-name="gr13" draw:text-style-name="P20" xml:id="id29" draw:id="id29" draw:layer="layout" svg:width="1.524cm" svg:height="1.524cm" svg:x="8.791cm" svg:y="10.723cm">
          <text:p text:style-name="P19"><text:span text:style-name="T24">a</text:span><text:span text:style-name="T2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30" draw:id="id30" draw:layer="layout" svg:width="1.524cm" svg:height="1.524cm" svg:x="3.797cm" svg:y="10.739cm">
          <text:p text:style-name="P19"><text:span text:style-name="T24">a</text:span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31" draw:id="id31" draw:layer="layout" svg:width="1.524cm" svg:height="1.524cm" svg:x="13.909cm" svg:y="10.763cm">
          <text:p text:style-name="P19"><text:span text:style-name="T24">a</text:span><text:span text:style-name="T2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9.014cm" svg:y1="10.946cm" svg:x2="5.098cm" svg:y2="10.962cm" draw:start-shape="id29" draw:start-glue-point="5" draw:end-shape="id30" draw:end-glue-point="11" svg:d="M9014 10946l-3916 16" svg:viewBox="0 0 3917 17">
          <text:p/>
        </draw:connector>
        <draw:connector draw:style-name="gr12" draw:text-style-name="P18" draw:layer="layout" draw:type="line" svg:x1="5.098cm" svg:y1="12.04cm" svg:x2="9.014cm" svg:y2="12.024cm" draw:start-shape="id30" draw:start-glue-point="9" draw:end-shape="id29" draw:end-glue-point="7" svg:d="M5098 12040l3916-16" svg:viewBox="0 0 3917 17">
          <text:p/>
        </draw:connector>
        <draw:connector draw:style-name="gr12" draw:text-style-name="P18" draw:layer="layout" draw:type="line" svg:x1="10.092cm" svg:y1="10.946cm" svg:x2="14.132cm" svg:y2="10.986cm" draw:start-shape="id29" draw:start-glue-point="11" draw:end-shape="id31" draw:end-glue-point="5" svg:d="M10092 10946l4040 40" svg:viewBox="0 0 4041 41">
          <text:p/>
        </draw:connector>
        <draw:connector draw:style-name="gr12" draw:text-style-name="P18" draw:layer="layout" draw:type="line" svg:x1="14.132cm" svg:y1="12.064cm" svg:x2="10.092cm" svg:y2="12.024cm" draw:start-shape="id31" draw:start-glue-point="7" draw:end-shape="id29" draw:end-glue-point="9" svg:d="M14132 12064l-4040-40" svg:viewBox="0 0 4041 41">
          <text:p/>
        </draw:connector>
        <draw:frame draw:style-name="gr10" draw:text-style-name="P21" draw:layer="layout" svg:width="2.843cm" svg:height="1.183cm" svg:x="5.648cm" svg:y="10.007cm">
          <draw:text-box>
            <text:p><text:span text:style-name="T26">+1 spike</text:span></text:p>
          </draw:text-box>
        </draw:frame>
        <draw:frame draw:style-name="gr10" draw:text-style-name="P21" draw:layer="layout" svg:width="3.176cm" svg:height="1.183cm" svg:x="10.449cm" svg:y="10.007cm">
          <draw:text-box>
            <text:p><text:span text:style-name="T26">+2 spikes</text:span></text:p>
          </draw:text-box>
        </draw:frame>
        <draw:custom-shape draw:style-name="gr14" draw:text-style-name="P17" xml:id="id32" draw:id="id32" draw:layer="layout" svg:width="1.016cm" svg:height="1.016cm" svg:x="9.401cm" svg:y="8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9.549cm" svg:y1="9.111cm" svg:x2="9.553cm" svg:y2="10.723cm" draw:start-shape="id32" draw:start-glue-point="7" draw:end-shape="id29" draw:end-glue-point="4" svg:d="M9549 9111l4 1612" svg:viewBox="0 0 5 1613">
          <text:p/>
        </draw:connector>
        <draw:frame draw:style-name="gr15" draw:text-style-name="P22" draw:layer="layout" svg:width="2.54cm" svg:height="1.334cm" svg:x="5.911cm" svg:y="11.891cm">
          <draw:text-box>
            <text:p><text:span text:style-name="T27">Use </text:span><text:span text:style-name="T28">R</text:span><text:span text:style-name="T29">3</text:span></text:p>
          </draw:text-box>
        </draw:frame>
        <draw:frame draw:style-name="gr15" draw:text-style-name="P22" draw:layer="layout" svg:width="2.54cm" svg:height="1.334cm" svg:x="11.211cm" svg:y="11.891cm">
          <draw:text-box>
            <text:p><text:span text:style-name="T27">Use </text:span><text:span text:style-name="T28">R</text:span><text:span text:style-name="T29">4</text:span></text:p>
          </draw:text-box>
        </draw:frame>
        <draw:frame draw:style-name="gr10" draw:text-style-name="P23" draw:layer="layout" svg:width="10.668cm" svg:height="1.183cm" svg:x="4.327cm" svg:y="7cm">
          <draw:text-box>
            <text:p><text:span text:style-name="T30">(Spike) State Machine for Neuron 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16" draw:text-style-name="P26" xml:id="id34" draw:id="id34" draw:layer="layout" svg:width="7.112cm" svg:height="4.572cm" svg:x="18.034cm" svg:y="9.144cm">
          <text:p text:style-name="P14"><text:span text:style-name="T31">a</text:span><text:span text:style-name="T32">x</text:span></text:p>
          <text:p text:style-name="P14"><text:span text:style-name="T31">R</text:span><text:span text:style-name="T33">3’</text:span><text:span text:style-name="T34"> </text:span><text:span text:style-name="T35">: </text:span><text:span text:style-name="T31">a</text:span><text:span text:style-name="T36">x</text:span><text:span text:style-name="T18">+1</text:span><text:span text:style-name="T11"> /a → </text:span><text:span text:style-name="T14">a</text:span></text:p>
          <text:p text:style-name="P14"><text:span text:style-name="T15">R</text:span><text:span text:style-name="T37">4’</text:span><text:span text:style-name="T38"> </text:span><text:span text:style-name="T17">: </text:span><text:span text:style-name="T15">a</text:span><text:span text:style-name="T32">x</text:span><text:span text:style-name="T18">+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1.144cm" svg:height="1.183cm" svg:x="25.018cm" svg:y="12.695cm">
          <draw:text-box>
            <text:p><text:span text:style-name="T23">2’</text:span></text:p>
          </draw:text-box>
        </draw:frame>
        <draw:custom-shape draw:style-name="gr11" draw:text-style-name="P17" xml:id="id33" draw:id="id33" draw:layer="layout" svg:width="1.016cm" svg:height="1.016cm" svg:x="18.489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57cm" svg:y1="7.965cm" svg:x2="21.59cm" svg:y2="9.144cm" draw:start-shape="id33" draw:start-glue-point="9" draw:end-shape="id34" draw:end-glue-point="0" svg:d="M19357 7965l2233 1179" svg:viewBox="0 0 2234 1180">
          <text:p/>
        </draw:connector>
        <draw:custom-shape draw:style-name="gr11" draw:text-style-name="P17" xml:id="id35" draw:id="id35" draw:layer="layout" svg:width="1.016cm" svg:height="1.016cm" svg:x="23.59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38cm" svg:y1="7.966cm" svg:x2="21.59cm" svg:y2="9.144cm" draw:start-shape="id35" draw:start-glue-point="7" draw:end-shape="id34" draw:end-glue-point="0" svg:d="M23738 7966l-2148 1178" svg:viewBox="0 0 2149 1179">
          <text:p/>
        </draw:connector>
        <draw:custom-shape draw:style-name="gr11" draw:text-style-name="P17" xml:id="id36" draw:id="id36" draw:layer="layout" svg:width="1.016cm" svg:height="1.016cm" svg:x="21.083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9cm" svg:y1="13.716cm" svg:x2="21.591cm" svg:y2="14.727cm" draw:start-shape="id34" draw:start-glue-point="2" draw:end-shape="id36" draw:end-glue-point="4" svg:d="M21590 13716l1 1011" svg:viewBox="0 0 2 1012">
          <text:p/>
        </draw:connector>
        <draw:custom-shape draw:style-name="gr13" draw:text-style-name="P20" xml:id="id37" draw:id="id37" draw:layer="layout" svg:width="1.524cm" svg:height="1.524cm" svg:x="8.791cm" svg:y="10.723cm">
          <text:p text:style-name="P19"><text:span text:style-name="T31">a</text:span><text:span text:style-name="T39">x</text:span><text:span text:style-name="T25">+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38" draw:id="id38" draw:layer="layout" svg:width="1.524cm" svg:height="1.524cm" svg:x="3.797cm" svg:y="10.739cm">
          <text:p text:style-name="P19"><text:span text:style-name="T24">a</text:span><text:span text:style-name="T39">x</text:span><text:span text:style-name="T25">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39" draw:id="id39" draw:layer="layout" svg:width="1.524cm" svg:height="1.524cm" svg:x="13.909cm" svg:y="10.763cm">
          <text:p text:style-name="P19"><text:span text:style-name="T31">a</text:span><text:span text:style-name="T39">x</text:span><text:span text:style-name="T25">+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9.014cm" svg:y1="10.946cm" svg:x2="5.098cm" svg:y2="10.962cm" draw:start-shape="id37" draw:start-glue-point="5" draw:end-shape="id38" draw:end-glue-point="11" svg:d="M9014 10946l-3916 16" svg:viewBox="0 0 3917 17">
          <text:p/>
        </draw:connector>
        <draw:connector draw:style-name="gr12" draw:text-style-name="P18" draw:layer="layout" draw:type="line" svg:x1="5.098cm" svg:y1="12.04cm" svg:x2="9.014cm" svg:y2="12.024cm" draw:start-shape="id38" draw:start-glue-point="9" draw:end-shape="id37" draw:end-glue-point="7" svg:d="M5098 12040l3916-16" svg:viewBox="0 0 3917 17">
          <text:p/>
        </draw:connector>
        <draw:connector draw:style-name="gr12" draw:text-style-name="P18" draw:layer="layout" draw:type="line" svg:x1="10.092cm" svg:y1="10.946cm" svg:x2="14.132cm" svg:y2="10.986cm" draw:start-shape="id37" draw:start-glue-point="11" draw:end-shape="id39" draw:end-glue-point="5" svg:d="M10092 10946l4040 40" svg:viewBox="0 0 4041 41">
          <text:p/>
        </draw:connector>
        <draw:connector draw:style-name="gr12" draw:text-style-name="P18" draw:layer="layout" draw:type="line" svg:x1="14.132cm" svg:y1="12.064cm" svg:x2="10.092cm" svg:y2="12.024cm" draw:start-shape="id39" draw:start-glue-point="7" draw:end-shape="id37" draw:end-glue-point="9" svg:d="M14132 12064l-4040-40" svg:viewBox="0 0 4041 41">
          <text:p/>
        </draw:connector>
        <draw:frame draw:style-name="gr10" draw:text-style-name="P21" draw:layer="layout" svg:width="2.843cm" svg:height="1.183cm" svg:x="5.648cm" svg:y="10.007cm">
          <draw:text-box>
            <text:p><text:span text:style-name="T26">+1 spike</text:span></text:p>
          </draw:text-box>
        </draw:frame>
        <draw:frame draw:style-name="gr10" draw:text-style-name="P21" draw:layer="layout" svg:width="3.176cm" svg:height="1.183cm" svg:x="10.449cm" svg:y="10.007cm">
          <draw:text-box>
            <text:p><text:span text:style-name="T26">+2 spikes</text:span></text:p>
          </draw:text-box>
        </draw:frame>
        <draw:custom-shape draw:style-name="gr14" draw:text-style-name="P17" xml:id="id40" draw:id="id40" draw:layer="layout" svg:width="1.016cm" svg:height="1.016cm" svg:x="9.401cm" svg:y="8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9.549cm" svg:y1="9.111cm" svg:x2="9.553cm" svg:y2="10.723cm" draw:start-shape="id40" draw:start-glue-point="7" draw:end-shape="id37" draw:end-glue-point="4" svg:d="M9549 9111l4 1612" svg:viewBox="0 0 5 1613">
          <text:p/>
        </draw:connector>
        <draw:frame draw:style-name="gr15" draw:text-style-name="P22" draw:layer="layout" svg:width="2.54cm" svg:height="1.334cm" svg:x="5.911cm" svg:y="11.891cm">
          <draw:text-box>
            <text:p><text:span text:style-name="T27">Use </text:span><text:span text:style-name="T28">R</text:span><text:span text:style-name="T40">3’</text:span></text:p>
          </draw:text-box>
        </draw:frame>
        <draw:frame draw:style-name="gr15" draw:text-style-name="P22" draw:layer="layout" svg:width="2.54cm" svg:height="1.334cm" svg:x="11.211cm" svg:y="11.891cm">
          <draw:text-box>
            <text:p><text:span text:style-name="T27">Use </text:span><text:span text:style-name="T28">R</text:span><text:span text:style-name="T41">4’</text:span></text:p>
          </draw:text-box>
        </draw:frame>
        <draw:frame draw:style-name="gr10" draw:text-style-name="P23" draw:layer="layout" svg:width="13.716cm" svg:height="1.183cm" svg:x="2.81cm" svg:y="7cm">
          <draw:text-box>
            <text:p><text:span text:style-name="T30">(Spike) </text:span><text:span text:style-name="T42">Translated</text:span><text:span text:style-name="T30"> State Machine for Neuron 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7" draw:text-style-name="P27" draw:layer="layout" svg:width="17.526cm" svg:height="1.27cm" svg:x="7.474cm" svg:y="5.842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9" draw:text-style-name="P15" draw:layer="layout" svg:width="6.35cm" svg:height="3.456cm" svg:x="16.888cm" svg:y="7.873cm">
          <text:p text:style-name="P13"><text:span text:style-name="T11">R</text:span><text:span text:style-name="T12">1</text:span><text:span text:style-name="T13">: </text:span><text:span text:style-name="T11">a /a → </text:span><text:span text:style-name="T14">λ</text:span></text:p>
          <text:p text:style-name="P14"><text:span text:style-name="T15">R</text:span><text:span text:style-name="T16">2</text:span><text:span text:style-name="T17">: </text:span><text:span text:style-name="T15">a</text:span><text:span text:style-name="T18">2</text:span><text:span text:style-name="T19"> </text:span><text:span text:style-name="T17">/</text:span><text:span text:style-name="T20">a</text:span><text:span text:style-name="T21">2</text:span><text:span text:style-name="T22"> </text:span><text:span text:style-name="T14">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3.017cm" svg:y="10.461cm">
          <draw:text-box>
            <text:p><text:span text:style-name="T23">1</text:span></text:p>
          </draw:text-box>
        </draw:frame>
        <draw:custom-shape draw:style-name="gr9" draw:text-style-name="P15" draw:layer="layout" svg:width="6.35cm" svg:height="3.456cm" svg:x="16.989cm" svg:y="11.607cm">
          <text:p text:style-name="P13"><text:span text:style-name="T11">R</text:span><text:span text:style-name="T12">3</text:span><text:span text:style-name="T13">: </text:span><text:span text:style-name="T11">a /a → </text:span><text:span text:style-name="T14">a</text:span></text:p>
          <text:p text:style-name="P14"><text:span text:style-name="T15">R</text:span><text:span text:style-name="T16">4</text:span><text:span text:style-name="T17">: </text:span><text:span text:style-name="T15">a</text:span><text:span text:style-name="T18">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3.118cm" svg:y="14.195cm">
          <draw:text-box>
            <text:p><text:span text:style-name="T23">2</text:span></text:p>
          </draw:text-box>
        </draw:frame>
        <draw:custom-shape draw:style-name="gr18" draw:text-style-name="P15" draw:layer="layout" svg:width="7.366cm" svg:height="7.62cm" svg:x="7.296cm" svg:y="7.674cm">
          <text:p text:style-name="P13"><text:span text:style-name="T11">R</text:span><text:span text:style-name="T12">1’ </text:span><text:span text:style-name="T13">: </text:span><text:span text:style-name="T11">a /a → </text:span><text:span text:style-name="T14">λ</text:span></text:p>
          <text:p text:style-name="P13"><text:span text:style-name="T15">R</text:span><text:span text:style-name="T16">2’ </text:span><text:span text:style-name="T17">: </text:span><text:span text:style-name="T15">a</text:span><text:span text:style-name="T18">2</text:span><text:span text:style-name="T19"> </text:span><text:span text:style-name="T17">/</text:span><text:span text:style-name="T20">a</text:span><text:span text:style-name="T21">2</text:span><text:span text:style-name="T22"> </text:span><text:span text:style-name="T14">→ a</text:span></text:p>
          <text:p text:style-name="P28"><text:span text:style-name="T31">R</text:span><text:span text:style-name="T33">3’</text:span><text:span text:style-name="T34"> </text:span><text:span text:style-name="T35">: </text:span><text:span text:style-name="T31">a</text:span><text:span text:style-name="T36">x</text:span><text:span text:style-name="T18">+1</text:span><text:span text:style-name="T14"> /a → a</text:span></text:p>
          <text:p text:style-name="P28"><text:span text:style-name="T15">R</text:span><text:span text:style-name="T37">4’</text:span><text:span text:style-name="T38"> </text:span><text:span text:style-name="T17">: </text:span><text:span text:style-name="T15">a</text:span><text:span text:style-name="T32">x</text:span><text:span text:style-name="T18">+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3.01cm" svg:y="10.455cm">
          <draw:text-box>
            <text:p><text:span text:style-name="T23">1</text:span></text:p>
          </draw:text-box>
        </draw:frame>
        <draw:frame draw:style-name="gr10" draw:text-style-name="P16" draw:layer="layout" svg:width="0.983cm" svg:height="1.183cm" svg:x="14.462cm" svg:y="14.211cm">
          <draw:text-box>
            <text:p><text:span text:style-name="T23">0</text:span></text:p>
          </draw:text-box>
        </draw:frame>
        <draw:frame draw:style-name="gr10" draw:text-style-name="P23" draw:layer="layout" svg:width="5.334cm" svg:height="1.183cm" svg:x="8.328cm" svg:y="6.296cm">
          <draw:text-box>
            <text:p><text:span text:style-name="T30">Common Neur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9" draw:text-style-name="P15" xml:id="id42" draw:id="id42" draw:layer="layout" svg:width="6.35cm" svg:height="3.456cm" svg:x="5.696cm" svg:y="9.706cm">
          <text:p text:style-name="P13"><text:span text:style-name="T11">R</text:span><text:span text:style-name="T12">1 </text:span><text:span text:style-name="T13">: </text:span><text:span text:style-name="T11">a /a → </text:span><text:span text:style-name="T14">λ</text:span></text:p>
          <text:p text:style-name="P14"><text:span text:style-name="T15">R</text:span><text:span text:style-name="T16">2 </text:span><text:span text:style-name="T17">: </text:span><text:span text:style-name="T15">a</text:span><text:span text:style-name="T18">2</text:span><text:span text:style-name="T19"> </text:span><text:span text:style-name="T17">/</text:span><text:span text:style-name="T20">a</text:span><text:span text:style-name="T21">2</text:span><text:span text:style-name="T22"> </text:span><text:span text:style-name="T14">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11.825cm" svg:y="12.294cm">
          <draw:text-box>
            <text:p><text:span text:style-name="T23">1</text:span></text:p>
          </draw:text-box>
        </draw:frame>
        <draw:custom-shape draw:style-name="gr11" draw:text-style-name="P17" xml:id="id41" draw:id="id41" draw:layer="layout" svg:width="1.016cm" svg:height="1.016cm" svg:x="5.7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6.664cm" svg:y1="7.964cm" svg:x2="8.871cm" svg:y2="9.706cm" draw:start-shape="id41" draw:start-glue-point="9" draw:end-shape="id42" draw:end-glue-point="0" svg:d="M6664 7964l2207 1742" svg:viewBox="0 0 2208 1743">
          <text:p/>
        </draw:connector>
        <draw:custom-shape draw:style-name="gr11" draw:text-style-name="P17" xml:id="id43" draw:id="id43" draw:layer="layout" svg:width="1.016cm" svg:height="1.016cm" svg:x="10.8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1.045cm" svg:y1="7.965cm" svg:x2="8.871cm" svg:y2="9.706cm" draw:start-shape="id43" draw:start-glue-point="7" draw:end-shape="id42" draw:end-glue-point="0" svg:d="M11045 7965l-2174 1741" svg:viewBox="0 0 2175 1742">
          <text:p/>
        </draw:connector>
        <draw:custom-shape draw:style-name="gr11" draw:text-style-name="P17" xml:id="id44" draw:id="id44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871cm" svg:y1="13.162cm" svg:x2="8.898cm" svg:y2="14.726cm" draw:start-shape="id42" draw:start-glue-point="2" draw:end-shape="id44" draw:end-glue-point="4" svg:d="M8871 13162l27 1564" svg:viewBox="0 0 28 1565">
          <text:p/>
        </draw:connector>
        <draw:custom-shape draw:style-name="gr9" draw:text-style-name="P15" xml:id="id46" draw:id="id46" draw:layer="layout" svg:width="6.35cm" svg:height="3.456cm" svg:x="18.389cm" svg:y="9.707cm">
          <text:p text:style-name="P13"><text:span text:style-name="T11">R</text:span><text:span text:style-name="T12">3 </text:span><text:span text:style-name="T13">: </text:span><text:span text:style-name="T11">a /a → </text:span><text:span text:style-name="T14">a</text:span></text:p>
          <text:p text:style-name="P14"><text:span text:style-name="T15">R</text:span><text:span text:style-name="T16">4 </text:span><text:span text:style-name="T17">: </text:span><text:span text:style-name="T15">a</text:span><text:span text:style-name="T18">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4.518cm" svg:y="12.295cm">
          <draw:text-box>
            <text:p><text:span text:style-name="T23">2</text:span></text:p>
          </draw:text-box>
        </draw:frame>
        <draw:custom-shape draw:style-name="gr11" draw:text-style-name="P17" xml:id="id45" draw:id="id45" draw:layer="layout" svg:width="1.016cm" svg:height="1.016cm" svg:x="18.489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57cm" svg:y1="7.965cm" svg:x2="21.564cm" svg:y2="9.707cm" draw:start-shape="id45" draw:start-glue-point="9" draw:end-shape="id46" draw:end-glue-point="0" svg:d="M19357 7965l2207 1742" svg:viewBox="0 0 2208 1743">
          <text:p/>
        </draw:connector>
        <draw:custom-shape draw:style-name="gr11" draw:text-style-name="P17" xml:id="id47" draw:id="id47" draw:layer="layout" svg:width="1.016cm" svg:height="1.016cm" svg:x="23.59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38cm" svg:y1="7.966cm" svg:x2="21.564cm" svg:y2="9.707cm" draw:start-shape="id47" draw:start-glue-point="7" draw:end-shape="id46" draw:end-glue-point="0" svg:d="M23738 7966l-2174 1741" svg:viewBox="0 0 2175 1742">
          <text:p/>
        </draw:connector>
        <draw:custom-shape draw:style-name="gr11" draw:text-style-name="P17" xml:id="id48" draw:id="id48" draw:layer="layout" svg:width="1.016cm" svg:height="1.016cm" svg:x="21.083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64cm" svg:y1="13.163cm" svg:x2="21.591cm" svg:y2="14.727cm" draw:start-shape="id46" draw:start-glue-point="2" draw:end-shape="id48" draw:end-glue-point="4" svg:d="M21564 13163l27 1564" svg:viewBox="0 0 28 1565">
          <text:p/>
        </draw:connecto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11" draw:text-style-name="P17" xml:id="id49" draw:id="id49" draw:layer="layout" svg:width="1.016cm" svg:height="1.016cm" svg:x="5.796cm" svg:y="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6.664cm" svg:y1="6.364cm" svg:x2="8.877cm" svg:y2="7.942cm" draw:start-shape="id49" draw:start-glue-point="9" draw:end-shape="id50" draw:end-glue-point="0" svg:d="M6664 6364l2213 1578" svg:viewBox="0 0 2214 1579">
          <text:p/>
        </draw:connector>
        <draw:custom-shape draw:style-name="gr11" draw:text-style-name="P17" xml:id="id51" draw:id="id51" draw:layer="layout" svg:width="1.016cm" svg:height="1.016cm" svg:x="10.897cm" svg:y="5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1.045cm" svg:y1="6.365cm" svg:x2="8.877cm" svg:y2="7.942cm" draw:start-shape="id51" draw:start-glue-point="7" draw:end-shape="id50" draw:end-glue-point="0" svg:d="M11045 6365l-2168 1577" svg:viewBox="0 0 2169 1578">
          <text:p/>
        </draw:connector>
        <draw:custom-shape draw:style-name="gr11" draw:text-style-name="P17" xml:id="id52" draw:id="id52" draw:layer="layout" svg:width="1.016cm" svg:height="1.016cm" svg:x="8.386cm" svg:y="1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877cm" svg:y1="16.17cm" svg:x2="8.894cm" svg:y2="17.952cm" draw:start-shape="id50" draw:start-glue-point="2" draw:end-shape="id52" draw:end-glue-point="4" svg:d="M8877 16170l17 1782" svg:viewBox="0 0 18 1783">
          <text:p/>
        </draw:connector>
        <draw:custom-shape draw:style-name="gr19" draw:text-style-name="P26" xml:id="id50" draw:id="id50" draw:layer="layout" svg:width="7.366cm" svg:height="8.228cm" svg:x="5.194cm" svg:y="7.942cm">
          <text:p text:style-name="P14"><text:span text:style-name="T11">a</text:span><text:span text:style-name="T25">0</text:span></text:p>
          <text:p text:style-name="P13"><text:span text:style-name="T11">R</text:span><text:span text:style-name="T12">1’ </text:span><text:span text:style-name="T13">: </text:span><text:span text:style-name="T11">a /a → </text:span><text:span text:style-name="T14">λ</text:span></text:p>
          <text:p text:style-name="P13"><text:span text:style-name="T15">R</text:span><text:span text:style-name="T16">2’ </text:span><text:span text:style-name="T17">: </text:span><text:span text:style-name="T15">a</text:span><text:span text:style-name="T18">2</text:span><text:span text:style-name="T19"> </text:span><text:span text:style-name="T17">/</text:span><text:span text:style-name="T20">a</text:span><text:span text:style-name="T21">2</text:span><text:span text:style-name="T22"> </text:span><text:span text:style-name="T14">→ a</text:span></text:p>
          <text:p text:style-name="P28"><text:span text:style-name="T31">R</text:span><text:span text:style-name="T33">3’</text:span><text:span text:style-name="T34"> </text:span><text:span text:style-name="T35">: </text:span><text:span text:style-name="T31">a</text:span><text:span text:style-name="T36">x</text:span><text:span text:style-name="T18">+1</text:span><text:span text:style-name="T14"> /a → a</text:span></text:p>
          <text:p text:style-name="P28"><text:span text:style-name="T15">R</text:span><text:span text:style-name="T37">4’</text:span><text:span text:style-name="T38"> </text:span><text:span text:style-name="T17">: </text:span><text:span text:style-name="T15">a</text:span><text:span text:style-name="T32">x</text:span><text:span text:style-name="T18">+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1.202cm" svg:height="1.183cm" svg:x="12.26cm" svg:y="15.279cm">
          <draw:text-box>
            <text:p><text:span text:style-name="T23">1’</text:span></text:p>
          </draw:text-box>
        </draw:frame>
        <draw:custom-shape draw:style-name="gr11" draw:text-style-name="P17" xml:id="id53" draw:id="id53" draw:layer="layout" svg:width="1.016cm" svg:height="1.016cm" svg:x="18.488cm" svg:y="5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56cm" svg:y1="6.365cm" svg:x2="21.569cm" svg:y2="7.943cm" draw:start-shape="id53" draw:start-glue-point="9" draw:end-shape="id54" draw:end-glue-point="0" svg:d="M19356 6365l2213 1578" svg:viewBox="0 0 2214 1579">
          <text:p/>
        </draw:connector>
        <draw:custom-shape draw:style-name="gr11" draw:text-style-name="P17" xml:id="id55" draw:id="id55" draw:layer="layout" svg:width="1.016cm" svg:height="1.016cm" svg:x="23.589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37cm" svg:y1="6.366cm" svg:x2="21.569cm" svg:y2="7.943cm" draw:start-shape="id55" draw:start-glue-point="7" draw:end-shape="id54" draw:end-glue-point="0" svg:d="M23737 6366l-2168 1577" svg:viewBox="0 0 2169 1578">
          <text:p/>
        </draw:connector>
        <draw:custom-shape draw:style-name="gr11" draw:text-style-name="P17" xml:id="id56" draw:id="id56" draw:layer="layout" svg:width="1.016cm" svg:height="1.016cm" svg:x="21.078cm" svg:y="17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69cm" svg:y1="16.171cm" svg:x2="21.586cm" svg:y2="17.953cm" draw:start-shape="id54" draw:start-glue-point="2" draw:end-shape="id56" draw:end-glue-point="4" svg:d="M21569 16171l17 1782" svg:viewBox="0 0 18 1783">
          <text:p/>
        </draw:connector>
        <draw:custom-shape draw:style-name="gr19" draw:text-style-name="P26" xml:id="id54" draw:id="id54" draw:layer="layout" svg:width="7.366cm" svg:height="8.228cm" svg:x="17.886cm" svg:y="7.943cm">
          <text:p text:style-name="P14"><text:span text:style-name="T11">a</text:span><text:span text:style-name="T39">x</text:span></text:p>
          <text:p text:style-name="P13"><text:span text:style-name="T11">R</text:span><text:span text:style-name="T12">1’ </text:span><text:span text:style-name="T13">: </text:span><text:span text:style-name="T11">a /a → </text:span><text:span text:style-name="T14">λ</text:span></text:p>
          <text:p text:style-name="P13"><text:span text:style-name="T15">R</text:span><text:span text:style-name="T16">2’ </text:span><text:span text:style-name="T17">: </text:span><text:span text:style-name="T15">a</text:span><text:span text:style-name="T18">2</text:span><text:span text:style-name="T19"> </text:span><text:span text:style-name="T17">/</text:span><text:span text:style-name="T20">a</text:span><text:span text:style-name="T21">2</text:span><text:span text:style-name="T22"> </text:span><text:span text:style-name="T14">→ a</text:span></text:p>
          <text:p text:style-name="P28"><text:span text:style-name="T31">R</text:span><text:span text:style-name="T33">3’</text:span><text:span text:style-name="T34"> </text:span><text:span text:style-name="T35">: </text:span><text:span text:style-name="T31">a</text:span><text:span text:style-name="T36">x</text:span><text:span text:style-name="T18">+1</text:span><text:span text:style-name="T14"> /a → a</text:span></text:p>
          <text:p text:style-name="P28"><text:span text:style-name="T15">R</text:span><text:span text:style-name="T37">4’</text:span><text:span text:style-name="T38"> </text:span><text:span text:style-name="T17">: </text:span><text:span text:style-name="T15">a</text:span><text:span text:style-name="T32">x</text:span><text:span text:style-name="T18">+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1.202cm" svg:height="1.183cm" svg:x="24.952cm" svg:y="15.28cm">
          <draw:text-box>
            <text:p><text:span text:style-name="T23">2’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20" draw:text-style-name="P26" xml:id="id58" draw:id="id58" draw:layer="layout" svg:width="3.302cm" svg:height="1.524cm" svg:x="7.282cm" svg:y="10.668cm">
          <text:p text:style-name="P14"><text:span text:style-name="T11">a → </text:span><text:span text:style-name="T14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xml:id="id61" draw:id="id61" draw:layer="layout" svg:width="3.302cm" svg:height="2.794cm" svg:x="19.883cm" svg:y="10.007cm">
          <text:p text:style-name="P14"><text:span text:style-name="T11">a → </text:span><text:span text:style-name="T14">a</text:span></text:p>
          <text:p text:style-name="P14"><text:span text:style-name="T15">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10.465cm" svg:y="11.216cm">
          <draw:text-box>
            <text:p><text:span text:style-name="T23">1</text:span></text:p>
          </draw:text-box>
        </draw:frame>
        <draw:frame draw:style-name="gr10" draw:text-style-name="P16" draw:layer="layout" svg:width="0.983cm" svg:height="1.183cm" svg:x="23.066cm" svg:y="12.017cm">
          <draw:text-box>
            <text:p><text:span text:style-name="T23">2</text:span></text:p>
          </draw:text-box>
        </draw:frame>
        <draw:custom-shape draw:style-name="gr11" draw:text-style-name="P17" xml:id="id57" draw:id="id57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04cm" svg:y1="8.112cm" svg:x2="8.933cm" svg:y2="10.668cm" draw:start-shape="id57" draw:start-glue-point="8" draw:end-shape="id58" draw:end-glue-point="0" svg:d="M8904 8112l29 2556" svg:viewBox="0 0 30 2557">
          <text:p/>
        </draw:connector>
        <draw:custom-shape draw:style-name="gr11" draw:text-style-name="P17" xml:id="id59" draw:id="id59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33cm" svg:y1="12.192cm" svg:x2="8.898cm" svg:y2="14.726cm" draw:start-shape="id58" draw:start-glue-point="2" draw:end-shape="id59" draw:end-glue-point="4" svg:d="M8933 12192l-35 2534" svg:viewBox="0 0 36 2535">
          <text:p/>
        </draw:connector>
        <draw:custom-shape draw:style-name="gr11" draw:text-style-name="P17" xml:id="id60" draw:id="id60" draw:layer="layout" svg:width="1.016cm" svg:height="1.016cm" svg:x="18.497cm" svg:y="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65cm" svg:y1="7.958cm" svg:x2="21.534cm" svg:y2="10.007cm" draw:start-shape="id60" draw:start-glue-point="9" draw:end-shape="id61" draw:end-glue-point="0" svg:d="M19365 7958l2169 2049" svg:viewBox="0 0 2170 2050">
          <text:p/>
        </draw:connector>
        <draw:custom-shape draw:style-name="gr11" draw:text-style-name="P17" xml:id="id62" draw:id="id62" draw:layer="layout" svg:width="1.016cm" svg:height="1.016cm" svg:x="23.598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46cm" svg:y1="7.959cm" svg:x2="21.534cm" svg:y2="10.007cm" draw:start-shape="id62" draw:start-glue-point="7" draw:end-shape="id61" draw:end-glue-point="0" svg:d="M23746 7959l-2212 2048" svg:viewBox="0 0 2213 2049">
          <text:p/>
        </draw:connector>
        <draw:custom-shape draw:style-name="gr11" draw:text-style-name="P17" xml:id="id63" draw:id="id63" draw:layer="layout" svg:width="1.016cm" svg:height="1.016cm" svg:x="21.029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34cm" svg:y1="12.801cm" svg:x2="21.537cm" svg:y2="14.727cm" draw:start-shape="id61" draw:start-glue-point="2" draw:end-shape="id63" draw:end-glue-point="4" svg:d="M21534 12801l3 1926" svg:viewBox="0 0 4 1927">
          <text:p/>
        </draw:connecto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22" draw:text-style-name="P26" xml:id="id65" draw:id="id65" draw:layer="layout" svg:width="6.096cm" svg:height="1.524cm" svg:x="5.842cm" svg:y="10.715cm">
          <text:p text:style-name="P14"><text:span text:style-name="T11">R</text:span><text:span text:style-name="T12">1 </text:span><text:span text:style-name="T11">: a /a → </text:span><text:span text:style-name="T14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11.763cm" svg:y="11.263cm">
          <draw:text-box>
            <text:p><text:span text:style-name="T23">1</text:span></text:p>
          </draw:text-box>
        </draw:frame>
        <draw:custom-shape draw:style-name="gr11" draw:text-style-name="P17" xml:id="id64" draw:id="id64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04cm" svg:y1="8.112cm" svg:x2="8.89cm" svg:y2="10.715cm" draw:start-shape="id64" draw:start-glue-point="8" draw:end-shape="id65" draw:end-glue-point="0" svg:d="M8904 8112l-14 2603" svg:viewBox="0 0 15 2604">
          <text:p/>
        </draw:connector>
        <draw:custom-shape draw:style-name="gr11" draw:text-style-name="P17" xml:id="id66" draw:id="id66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89cm" svg:y1="12.239cm" svg:x2="8.898cm" svg:y2="14.726cm" draw:start-shape="id65" draw:start-glue-point="2" draw:end-shape="id66" draw:end-glue-point="4" svg:d="M8890 12239l8 2487" svg:viewBox="0 0 9 2488">
          <text:p/>
        </draw:connector>
        <draw:custom-shape draw:style-name="gr9" draw:text-style-name="P15" xml:id="id68" draw:id="id68" draw:layer="layout" svg:width="6.35cm" svg:height="3.456cm" svg:x="18.382cm" svg:y="9.708cm">
          <text:p text:style-name="P13"><text:span text:style-name="T11">R</text:span><text:span text:style-name="T12">2 </text:span><text:span text:style-name="T13">: </text:span><text:span text:style-name="T11">a /a → </text:span><text:span text:style-name="T14">a</text:span></text:p>
          <text:p text:style-name="P14"><text:span text:style-name="T15">R</text:span><text:span text:style-name="T16">3 </text:span><text:span text:style-name="T17">: </text:span><text:span text:style-name="T15">a</text:span><text:span text:style-name="T18">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4.511cm" svg:y="12.296cm">
          <draw:text-box>
            <text:p><text:span text:style-name="T23">2</text:span></text:p>
          </draw:text-box>
        </draw:frame>
        <draw:custom-shape draw:style-name="gr11" draw:text-style-name="P17" xml:id="id67" draw:id="id67" draw:layer="layout" svg:width="1.016cm" svg:height="1.016cm" svg:x="18.482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5cm" svg:y1="7.966cm" svg:x2="21.557cm" svg:y2="9.708cm" draw:start-shape="id67" draw:start-glue-point="9" draw:end-shape="id68" draw:end-glue-point="0" svg:d="M19350 7966l2207 1742" svg:viewBox="0 0 2208 1743">
          <text:p/>
        </draw:connector>
        <draw:custom-shape draw:style-name="gr11" draw:text-style-name="P17" xml:id="id69" draw:id="id69" draw:layer="layout" svg:width="1.016cm" svg:height="1.016cm" svg:x="23.583cm" svg:y="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31cm" svg:y1="7.967cm" svg:x2="21.557cm" svg:y2="9.708cm" draw:start-shape="id69" draw:start-glue-point="7" draw:end-shape="id68" draw:end-glue-point="0" svg:d="M23731 7967l-2174 1741" svg:viewBox="0 0 2175 1742">
          <text:p/>
        </draw:connector>
        <draw:custom-shape draw:style-name="gr11" draw:text-style-name="P17" xml:id="id70" draw:id="id70" draw:layer="layout" svg:width="1.016cm" svg:height="1.016cm" svg:x="21.076cm" svg:y="1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57cm" svg:y1="13.164cm" svg:x2="21.584cm" svg:y2="14.728cm" draw:start-shape="id68" draw:start-glue-point="2" draw:end-shape="id70" draw:end-glue-point="4" svg:d="M21557 13164l27 1564" svg:viewBox="0 0 28 1565">
          <text:p/>
        </draw:connecto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23" draw:text-style-name="P26" draw:layer="layout" svg:width="6.35cm" svg:height="1.524cm" svg:x="16.888cm" svg:y="8.72cm">
          <text:p text:style-name="P14"><text:span text:style-name="T11">R</text:span><text:span text:style-name="T12">1 </text:span><text:span text:style-name="T11">: a /a → </text:span><text:span text:style-name="T14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3.271cm" svg:y="9.228cm">
          <draw:text-box>
            <text:p><text:span text:style-name="T23">1</text:span></text:p>
          </draw:text-box>
        </draw:frame>
        <draw:custom-shape draw:style-name="gr9" draw:text-style-name="P15" draw:layer="layout" svg:width="6.35cm" svg:height="3.456cm" svg:x="16.882cm" svg:y="10.508cm">
          <text:p text:style-name="P13"><text:span text:style-name="T11">R</text:span><text:span text:style-name="T12">2 </text:span><text:span text:style-name="T13">: </text:span><text:span text:style-name="T11">a /a → </text:span><text:span text:style-name="T14">a</text:span></text:p>
          <text:p text:style-name="P14"><text:span text:style-name="T15">R</text:span><text:span text:style-name="T16">3 </text:span><text:span text:style-name="T17">: </text:span><text:span text:style-name="T15">a</text:span><text:span text:style-name="T18">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3.011cm" svg:y="13.096cm">
          <draw:text-box>
            <text:p><text:span text:style-name="T23">2</text:span></text:p>
          </draw:text-box>
        </draw:frame>
        <draw:custom-shape draw:style-name="gr24" draw:text-style-name="P15" draw:layer="layout" svg:width="7.112cm" svg:height="5.041cm" svg:x="7.136cm" svg:y="8.875cm">
          <text:p text:style-name="P13"><text:span text:style-name="T11">R</text:span><text:span text:style-name="T12">1 </text:span><text:span text:style-name="T11">: a /a → </text:span><text:span text:style-name="T14">a</text:span></text:p>
          <text:p text:style-name="P13"><text:span text:style-name="T11">R</text:span><text:span text:style-name="T43">2’</text:span><text:span text:style-name="T12"> </text:span><text:span text:style-name="T13">: </text:span><text:span text:style-name="T11">a</text:span><text:span text:style-name="T39">x</text:span><text:span text:style-name="T25">+1</text:span><text:span text:style-name="T11"> /a → </text:span><text:span text:style-name="T14">a</text:span></text:p>
          <text:p text:style-name="P14"><text:span text:style-name="T15">R</text:span><text:span text:style-name="T37">3’</text:span><text:span text:style-name="T38"> </text:span><text:span text:style-name="T17">: </text:span><text:span text:style-name="T15">a</text:span><text:span text:style-name="T32">x</text:span><text:span text:style-name="T18">+2</text:span><text:span text:style-name="T19"> </text:span><text:span text:style-name="T17">/a</text:span><text:span text:style-name="T19">2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14.165cm" svg:y="12.935cm">
          <draw:text-box>
            <text:p><text:span text:style-name="T23">0</text:span></text:p>
          </draw:text-box>
        </draw:frame>
        <draw:frame draw:style-name="gr10" draw:text-style-name="P23" draw:layer="layout" svg:width="5.334cm" svg:height="1.183cm" svg:x="8.128cm" svg:y="7.692cm">
          <draw:text-box>
            <text:p><text:span text:style-name="T30">Common Neur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22" draw:text-style-name="P26" xml:id="id72" draw:id="id72" draw:layer="layout" svg:width="6.096cm" svg:height="1.524cm" svg:x="5.842cm" svg:y="10.715cm">
          <text:p text:style-name="P14"><text:span text:style-name="T11">R</text:span><text:span text:style-name="T12">1 </text:span><text:span text:style-name="T11">: a /a → </text:span><text:span text:style-name="T14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11.763cm" svg:y="11.263cm">
          <draw:text-box>
            <text:p><text:span text:style-name="T23">1</text:span></text:p>
          </draw:text-box>
        </draw:frame>
        <draw:custom-shape draw:style-name="gr11" draw:text-style-name="P17" xml:id="id71" draw:id="id71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04cm" svg:y1="8.112cm" svg:x2="8.89cm" svg:y2="10.715cm" draw:start-shape="id71" draw:start-glue-point="8" draw:end-shape="id72" draw:end-glue-point="0" svg:d="M8904 8112l-14 2603" svg:viewBox="0 0 15 2604">
          <text:p/>
        </draw:connector>
        <draw:custom-shape draw:style-name="gr11" draw:text-style-name="P17" xml:id="id73" draw:id="id73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89cm" svg:y1="12.239cm" svg:x2="8.898cm" svg:y2="14.726cm" draw:start-shape="id72" draw:start-glue-point="2" draw:end-shape="id73" draw:end-glue-point="4" svg:d="M8890 12239l8 2487" svg:viewBox="0 0 9 2488">
          <text:p/>
        </draw:connector>
        <draw:custom-shape draw:style-name="gr9" draw:text-style-name="P15" xml:id="id75" draw:id="id75" draw:layer="layout" svg:width="6.35cm" svg:height="3.456cm" svg:x="18.382cm" svg:y="9.708cm">
          <text:p text:style-name="P13"><text:span text:style-name="T11">R</text:span><text:span text:style-name="T12">2 </text:span><text:span text:style-name="T13">: </text:span><text:span text:style-name="T11">a /a → </text:span><text:span text:style-name="T14">a</text:span></text:p>
          <text:p text:style-name="P14"><text:span text:style-name="T15">R</text:span><text:span text:style-name="T16">3 </text:span><text:span text:style-name="T17">: </text:span><text:span text:style-name="T15">a</text:span><text:span text:style-name="T18">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4.511cm" svg:y="12.296cm">
          <draw:text-box>
            <text:p><text:span text:style-name="T23">2</text:span></text:p>
          </draw:text-box>
        </draw:frame>
        <draw:custom-shape draw:style-name="gr11" draw:text-style-name="P17" xml:id="id74" draw:id="id74" draw:layer="layout" svg:width="1.016cm" svg:height="1.016cm" svg:x="18.482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5cm" svg:y1="7.966cm" svg:x2="21.557cm" svg:y2="9.708cm" draw:start-shape="id74" draw:start-glue-point="9" draw:end-shape="id75" draw:end-glue-point="0" svg:d="M19350 7966l2207 1742" svg:viewBox="0 0 2208 1743">
          <text:p/>
        </draw:connector>
        <draw:custom-shape draw:style-name="gr11" draw:text-style-name="P17" xml:id="id76" draw:id="id76" draw:layer="layout" svg:width="1.016cm" svg:height="1.016cm" svg:x="23.583cm" svg:y="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31cm" svg:y1="7.967cm" svg:x2="21.557cm" svg:y2="9.708cm" draw:start-shape="id76" draw:start-glue-point="7" draw:end-shape="id75" draw:end-glue-point="0" svg:d="M23731 7967l-2174 1741" svg:viewBox="0 0 2175 1742">
          <text:p/>
        </draw:connector>
        <draw:custom-shape draw:style-name="gr11" draw:text-style-name="P17" xml:id="id77" draw:id="id77" draw:layer="layout" svg:width="1.016cm" svg:height="1.016cm" svg:x="21.076cm" svg:y="1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57cm" svg:y1="13.164cm" svg:x2="21.584cm" svg:y2="14.728cm" draw:start-shape="id75" draw:start-glue-point="2" draw:end-shape="id77" draw:end-glue-point="4" svg:d="M21557 13164l27 1564" svg:viewBox="0 0 28 1565">
          <text:p/>
        </draw:connecto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frame draw:style-name="gr10" draw:text-style-name="P16" draw:layer="layout" svg:width="1.219cm" svg:height="1.183cm" svg:x="12.243cm" svg:y="13.61cm">
          <draw:text-box>
            <text:p><text:span text:style-name="T23">1’</text:span></text:p>
          </draw:text-box>
        </draw:frame>
        <draw:custom-shape draw:style-name="gr11" draw:text-style-name="P17" xml:id="id78" draw:id="id78" draw:layer="layout" svg:width="1.016cm" svg:height="1.016cm" svg:x="8.396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04cm" svg:y1="6.812cm" svg:x2="8.89cm" svg:y2="8.282cm" draw:start-shape="id78" draw:start-glue-point="8" draw:end-shape="id79" draw:end-glue-point="0" svg:d="M8904 6812l-14 1470" svg:viewBox="0 0 15 1471">
          <text:p/>
        </draw:connector>
        <draw:custom-shape draw:style-name="gr11" draw:text-style-name="P17" xml:id="id80" draw:id="id80" draw:layer="layout" svg:width="1.016cm" svg:height="1.016cm" svg:x="8.39cm" svg:y="16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89cm" svg:y1="14.593cm" svg:x2="8.898cm" svg:y2="16.126cm" draw:start-shape="id79" draw:start-glue-point="2" draw:end-shape="id80" draw:end-glue-point="4" svg:d="M8890 14593l8 1533" svg:viewBox="0 0 9 1534">
          <text:p/>
        </draw:connector>
        <draw:custom-shape draw:style-name="gr25" draw:text-style-name="P26" xml:id="id79" draw:id="id79" draw:layer="layout" svg:width="7.112cm" svg:height="6.311cm" svg:x="5.334cm" svg:y="8.282cm">
          <text:p text:style-name="P14"><text:span text:style-name="T11">a</text:span><text:span text:style-name="T25">0</text:span></text:p>
          <text:p text:style-name="P13"><text:span text:style-name="T11">R</text:span><text:span text:style-name="T12">1 </text:span><text:span text:style-name="T11">: a /a → </text:span><text:span text:style-name="T14">a</text:span></text:p>
          <text:p text:style-name="P13"><text:span text:style-name="T11">R</text:span><text:span text:style-name="T43">2’</text:span><text:span text:style-name="T12"> </text:span><text:span text:style-name="T13">: </text:span><text:span text:style-name="T11">a</text:span><text:span text:style-name="T39">x</text:span><text:span text:style-name="T25">+1</text:span><text:span text:style-name="T11"> /a → </text:span><text:span text:style-name="T14">a</text:span></text:p>
          <text:p text:style-name="P14"><text:span text:style-name="T15">R</text:span><text:span text:style-name="T37">3’</text:span><text:span text:style-name="T38"> </text:span><text:span text:style-name="T17">: </text:span><text:span text:style-name="T15">a</text:span><text:span text:style-name="T32">x</text:span><text:span text:style-name="T18">+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1.219cm" svg:height="1.183cm" svg:x="24.836cm" svg:y="13.611cm">
          <draw:text-box>
            <text:p><text:span text:style-name="T23">2’</text:span></text:p>
          </draw:text-box>
        </draw:frame>
        <draw:custom-shape draw:style-name="gr11" draw:text-style-name="P17" xml:id="id81" draw:id="id81" draw:layer="layout" svg:width="1.016cm" svg:height="1.016cm" svg:x="18.4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57cm" svg:y1="6.765cm" svg:x2="21.483cm" svg:y2="8.283cm" draw:start-shape="id81" draw:start-glue-point="9" draw:end-shape="id82" draw:end-glue-point="0" svg:d="M19357 6765l2126 1518" svg:viewBox="0 0 2127 1519">
          <text:p/>
        </draw:connector>
        <draw:custom-shape draw:style-name="gr11" draw:text-style-name="P17" xml:id="id83" draw:id="id83" draw:layer="layout" svg:width="1.016cm" svg:height="1.016cm" svg:x="20.983cm" svg:y="16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483cm" svg:y1="14.594cm" svg:x2="21.491cm" svg:y2="16.127cm" draw:start-shape="id82" draw:start-glue-point="2" draw:end-shape="id83" draw:end-glue-point="4" svg:d="M21483 14594l8 1533" svg:viewBox="0 0 9 1534">
          <text:p/>
        </draw:connector>
        <draw:custom-shape draw:style-name="gr25" draw:text-style-name="P26" xml:id="id82" draw:id="id82" draw:layer="layout" svg:width="7.112cm" svg:height="6.311cm" svg:x="17.927cm" svg:y="8.283cm">
          <text:p text:style-name="P14"><text:span text:style-name="T11">a</text:span><text:span text:style-name="T39">x</text:span></text:p>
          <text:p text:style-name="P13"><text:span text:style-name="T11">R</text:span><text:span text:style-name="T12">1 </text:span><text:span text:style-name="T11">: a /a → </text:span><text:span text:style-name="T14">a</text:span></text:p>
          <text:p text:style-name="P13"><text:span text:style-name="T11">R</text:span><text:span text:style-name="T43">2’</text:span><text:span text:style-name="T12"> </text:span><text:span text:style-name="T13">: </text:span><text:span text:style-name="T11">a</text:span><text:span text:style-name="T39">x</text:span><text:span text:style-name="T25">+1</text:span><text:span text:style-name="T11"> /a → </text:span><text:span text:style-name="T14">a</text:span></text:p>
          <text:p text:style-name="P14"><text:span text:style-name="T15">R</text:span><text:span text:style-name="T37">3’</text:span><text:span text:style-name="T38"> </text:span><text:span text:style-name="T17">: </text:span><text:span text:style-name="T15">a</text:span><text:span text:style-name="T32">x</text:span><text:span text:style-name="T18">+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xml:id="id84" draw:id="id84" draw:layer="layout" svg:width="1.016cm" svg:height="1.016cm" svg:x="23.59cm" svg:y="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38cm" svg:y1="6.766cm" svg:x2="21.483cm" svg:y2="8.283cm" draw:start-shape="id84" draw:start-glue-point="7" draw:end-shape="id82" draw:end-glue-point="0" svg:d="M23738 6766l-2255 1517" svg:viewBox="0 0 2256 1518">
          <text:p/>
        </draw:connector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20" draw:text-style-name="P26" xml:id="id86" draw:id="id86" draw:layer="layout" svg:width="3.302cm" svg:height="1.524cm" svg:x="7.282cm" svg:y="10.668cm">
          <text:p text:style-name="P14"><text:span text:style-name="T11">a → </text:span><text:span text:style-name="T14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xml:id="id89" draw:id="id89" draw:layer="layout" svg:width="3.302cm" svg:height="2.794cm" svg:x="19.883cm" svg:y="10.007cm">
          <text:p text:style-name="P14"><text:span text:style-name="T11">a → </text:span><text:span text:style-name="T14">a</text:span></text:p>
          <text:p text:style-name="P14"><text:span text:style-name="T15">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10.465cm" svg:y="11.216cm">
          <draw:text-box>
            <text:p><text:span text:style-name="T23">1</text:span></text:p>
          </draw:text-box>
        </draw:frame>
        <draw:frame draw:style-name="gr10" draw:text-style-name="P16" draw:layer="layout" svg:width="0.983cm" svg:height="1.183cm" svg:x="23.066cm" svg:y="12.017cm">
          <draw:text-box>
            <text:p><text:span text:style-name="T23">2</text:span></text:p>
          </draw:text-box>
        </draw:frame>
        <draw:custom-shape draw:style-name="gr11" draw:text-style-name="P17" xml:id="id85" draw:id="id85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04cm" svg:y1="8.112cm" svg:x2="8.933cm" svg:y2="10.668cm" draw:start-shape="id85" draw:start-glue-point="8" draw:end-shape="id86" draw:end-glue-point="0" svg:d="M8904 8112l29 2556" svg:viewBox="0 0 30 2557">
          <text:p/>
        </draw:connector>
        <draw:custom-shape draw:style-name="gr11" draw:text-style-name="P17" xml:id="id87" draw:id="id87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33cm" svg:y1="12.192cm" svg:x2="8.898cm" svg:y2="14.726cm" draw:start-shape="id86" draw:start-glue-point="2" draw:end-shape="id87" draw:end-glue-point="4" svg:d="M8933 12192l-35 2534" svg:viewBox="0 0 36 2535">
          <text:p/>
        </draw:connector>
        <draw:custom-shape draw:style-name="gr11" draw:text-style-name="P17" xml:id="id88" draw:id="id88" draw:layer="layout" svg:width="1.016cm" svg:height="1.016cm" svg:x="18.497cm" svg:y="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65cm" svg:y1="7.958cm" svg:x2="21.534cm" svg:y2="10.007cm" draw:start-shape="id88" draw:start-glue-point="9" draw:end-shape="id89" draw:end-glue-point="0" svg:d="M19365 7958l2169 2049" svg:viewBox="0 0 2170 2050">
          <text:p/>
        </draw:connector>
        <draw:custom-shape draw:style-name="gr11" draw:text-style-name="P17" xml:id="id90" draw:id="id90" draw:layer="layout" svg:width="1.016cm" svg:height="1.016cm" svg:x="23.598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46cm" svg:y1="7.959cm" svg:x2="21.534cm" svg:y2="10.007cm" draw:start-shape="id90" draw:start-glue-point="7" draw:end-shape="id89" draw:end-glue-point="0" svg:d="M23746 7959l-2212 2048" svg:viewBox="0 0 2213 2049">
          <text:p/>
        </draw:connector>
        <draw:custom-shape draw:style-name="gr11" draw:text-style-name="P17" xml:id="id91" draw:id="id91" draw:layer="layout" svg:width="1.016cm" svg:height="1.016cm" svg:x="21.029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34cm" svg:y1="12.801cm" svg:x2="21.537cm" svg:y2="14.727cm" draw:start-shape="id89" draw:start-glue-point="2" draw:end-shape="id91" draw:end-glue-point="4" svg:d="M21534 12801l3 1926" svg:viewBox="0 0 4 1927">
          <text:p/>
        </draw:connector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21" draw:text-style-name="P26" xml:id="id96" draw:id="id96" draw:layer="layout" svg:width="3.302cm" svg:height="2.794cm" svg:x="19.883cm" svg:y="10.007cm">
          <text:p text:style-name="P14"><text:span text:style-name="T11">a → </text:span><text:span text:style-name="T14">a</text:span></text:p>
          <text:p text:style-name="P14"><text:span text:style-name="T15">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3.066cm" svg:y="12.017cm">
          <draw:text-box>
            <text:p><text:span text:style-name="T23">2</text:span></text:p>
          </draw:text-box>
        </draw:frame>
        <draw:custom-shape draw:style-name="gr11" draw:text-style-name="P17" xml:id="id92" draw:id="id92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04cm" svg:y1="8.112cm" svg:x2="8.927cm" svg:y2="10.001cm" draw:start-shape="id92" draw:start-glue-point="8" draw:end-shape="id93" draw:end-glue-point="0" svg:d="M8904 8112l23 1889" svg:viewBox="0 0 24 1890">
          <text:p/>
        </draw:connector>
        <draw:custom-shape draw:style-name="gr11" draw:text-style-name="P17" xml:id="id94" draw:id="id94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27cm" svg:y1="12.795cm" svg:x2="8.898cm" svg:y2="14.726cm" draw:start-shape="id93" draw:start-glue-point="2" draw:end-shape="id94" draw:end-glue-point="4" svg:d="M8927 12795l-29 1931" svg:viewBox="0 0 30 1932">
          <text:p/>
        </draw:connector>
        <draw:custom-shape draw:style-name="gr11" draw:text-style-name="P17" xml:id="id95" draw:id="id95" draw:layer="layout" svg:width="1.016cm" svg:height="1.016cm" svg:x="18.497cm" svg:y="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65cm" svg:y1="7.958cm" svg:x2="21.534cm" svg:y2="10.007cm" draw:start-shape="id95" draw:start-glue-point="9" draw:end-shape="id96" draw:end-glue-point="0" svg:d="M19365 7958l2169 2049" svg:viewBox="0 0 2170 2050">
          <text:p/>
        </draw:connector>
        <draw:custom-shape draw:style-name="gr11" draw:text-style-name="P17" xml:id="id97" draw:id="id97" draw:layer="layout" svg:width="1.016cm" svg:height="1.016cm" svg:x="23.598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46cm" svg:y1="7.959cm" svg:x2="21.534cm" svg:y2="10.007cm" draw:start-shape="id97" draw:start-glue-point="7" draw:end-shape="id96" draw:end-glue-point="0" svg:d="M23746 7959l-2212 2048" svg:viewBox="0 0 2213 2049">
          <text:p/>
        </draw:connector>
        <draw:custom-shape draw:style-name="gr11" draw:text-style-name="P17" xml:id="id98" draw:id="id98" draw:layer="layout" svg:width="1.016cm" svg:height="1.016cm" svg:x="21.029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34cm" svg:y1="12.801cm" svg:x2="21.537cm" svg:y2="14.727cm" draw:start-shape="id96" draw:start-glue-point="2" draw:end-shape="id98" draw:end-glue-point="4" svg:d="M21534 12801l3 1926" svg:viewBox="0 0 4 1927">
          <text:p/>
        </draw:connector>
        <draw:custom-shape draw:style-name="gr21" draw:text-style-name="P26" xml:id="id93" draw:id="id93" draw:layer="layout" svg:width="3.302cm" svg:height="2.794cm" svg:x="7.276cm" svg:y="10.001cm">
          <text:p text:style-name="P14"><text:span text:style-name="T11">a → </text:span><text:span text:style-name="T14">a</text:span></text:p>
          <text:p text:style-name="P14"><text:span text:style-name="T15">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1.267cm" svg:height="1.183cm" svg:x="10.459cm" svg:y="12.011cm">
          <draw:text-box>
            <text:p><text:span text:style-name="T23">1’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22" draw:text-style-name="P26" xml:id="id100" draw:id="id100" draw:layer="layout" svg:width="6.096cm" svg:height="1.524cm" svg:x="5.842cm" svg:y="10.715cm">
          <text:p text:style-name="P14"><text:span text:style-name="T11">R</text:span><text:span text:style-name="T12">1 </text:span><text:span text:style-name="T11">: a /a → </text:span><text:span text:style-name="T14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11.763cm" svg:y="11.263cm">
          <draw:text-box>
            <text:p><text:span text:style-name="T23">1</text:span></text:p>
          </draw:text-box>
        </draw:frame>
        <draw:custom-shape draw:style-name="gr11" draw:text-style-name="P17" xml:id="id99" draw:id="id99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04cm" svg:y1="8.112cm" svg:x2="8.89cm" svg:y2="10.715cm" draw:start-shape="id99" draw:start-glue-point="8" draw:end-shape="id100" draw:end-glue-point="0" svg:d="M8904 8112l-14 2603" svg:viewBox="0 0 15 2604">
          <text:p/>
        </draw:connector>
        <draw:custom-shape draw:style-name="gr11" draw:text-style-name="P17" xml:id="id101" draw:id="id101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89cm" svg:y1="12.239cm" svg:x2="8.898cm" svg:y2="14.726cm" draw:start-shape="id100" draw:start-glue-point="2" draw:end-shape="id101" draw:end-glue-point="4" svg:d="M8890 12239l8 2487" svg:viewBox="0 0 9 2488">
          <text:p/>
        </draw:connector>
        <draw:custom-shape draw:style-name="gr9" draw:text-style-name="P15" xml:id="id103" draw:id="id103" draw:layer="layout" svg:width="6.35cm" svg:height="3.456cm" svg:x="18.382cm" svg:y="9.708cm">
          <text:p text:style-name="P13"><text:span text:style-name="T11">R</text:span><text:span text:style-name="T12">2 </text:span><text:span text:style-name="T13">: </text:span><text:span text:style-name="T11">a /a → </text:span><text:span text:style-name="T14">a</text:span></text:p>
          <text:p text:style-name="P14"><text:span text:style-name="T15">R</text:span><text:span text:style-name="T16">3 </text:span><text:span text:style-name="T17">: </text:span><text:span text:style-name="T15">a</text:span><text:span text:style-name="T18">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4.511cm" svg:y="12.296cm">
          <draw:text-box>
            <text:p><text:span text:style-name="T23">2</text:span></text:p>
          </draw:text-box>
        </draw:frame>
        <draw:custom-shape draw:style-name="gr11" draw:text-style-name="P17" xml:id="id102" draw:id="id102" draw:layer="layout" svg:width="1.016cm" svg:height="1.016cm" svg:x="18.482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5cm" svg:y1="7.966cm" svg:x2="21.557cm" svg:y2="9.708cm" draw:start-shape="id102" draw:start-glue-point="9" draw:end-shape="id103" draw:end-glue-point="0" svg:d="M19350 7966l2207 1742" svg:viewBox="0 0 2208 1743">
          <text:p/>
        </draw:connector>
        <draw:custom-shape draw:style-name="gr11" draw:text-style-name="P17" xml:id="id104" draw:id="id104" draw:layer="layout" svg:width="1.016cm" svg:height="1.016cm" svg:x="23.583cm" svg:y="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31cm" svg:y1="7.967cm" svg:x2="21.557cm" svg:y2="9.708cm" draw:start-shape="id104" draw:start-glue-point="7" draw:end-shape="id103" draw:end-glue-point="0" svg:d="M23731 7967l-2174 1741" svg:viewBox="0 0 2175 1742">
          <text:p/>
        </draw:connector>
        <draw:custom-shape draw:style-name="gr11" draw:text-style-name="P17" xml:id="id105" draw:id="id105" draw:layer="layout" svg:width="1.016cm" svg:height="1.016cm" svg:x="21.076cm" svg:y="1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57cm" svg:y1="13.164cm" svg:x2="21.584cm" svg:y2="14.728cm" draw:start-shape="id103" draw:start-glue-point="2" draw:end-shape="id105" draw:end-glue-point="4" svg:d="M21557 13164l27 1564" svg:viewBox="0 0 28 1565">
          <text:p/>
        </draw:connector>
        <draw:custom-shape draw:style-name="gr13" draw:text-style-name="P20" xml:id="id106" draw:id="id106" draw:layer="layout" svg:width="1.524cm" svg:height="1.524cm" svg:x="20.785cm" svg:y="20.144cm">
          <text:p text:style-name="P19"><text:span text:style-name="T31">a</text:span><text:span text:style-name="T2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107" draw:id="id107" draw:layer="layout" svg:width="1.524cm" svg:height="1.524cm" svg:x="15.791cm" svg:y="20.16cm">
          <text:p text:style-name="P19"><text:span text:style-name="T24">a</text:span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108" draw:id="id108" draw:layer="layout" svg:width="1.524cm" svg:height="1.524cm" svg:x="25.903cm" svg:y="20.184cm">
          <text:p text:style-name="P19"><text:span text:style-name="T31">a</text:span><text:span text:style-name="T2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008cm" svg:y1="20.367cm" svg:x2="17.092cm" svg:y2="20.383cm" draw:start-shape="id106" draw:start-glue-point="5" draw:end-shape="id107" draw:end-glue-point="11" svg:d="M21008 20367l-3916 16" svg:viewBox="0 0 3917 17">
          <text:p/>
        </draw:connector>
        <draw:connector draw:style-name="gr12" draw:text-style-name="P18" draw:layer="layout" draw:type="line" svg:x1="17.092cm" svg:y1="21.461cm" svg:x2="21.008cm" svg:y2="21.445cm" draw:start-shape="id107" draw:start-glue-point="9" draw:end-shape="id106" draw:end-glue-point="7" svg:d="M17092 21461l3916-16" svg:viewBox="0 0 3917 17">
          <text:p/>
        </draw:connector>
        <draw:connector draw:style-name="gr12" draw:text-style-name="P18" draw:layer="layout" draw:type="line" svg:x1="22.086cm" svg:y1="20.367cm" svg:x2="26.126cm" svg:y2="20.407cm" draw:start-shape="id106" draw:start-glue-point="11" draw:end-shape="id108" draw:end-glue-point="5" svg:d="M22086 20367l4040 40" svg:viewBox="0 0 4041 41">
          <text:p/>
        </draw:connector>
        <draw:connector draw:style-name="gr12" draw:text-style-name="P18" draw:layer="layout" draw:type="line" svg:x1="26.126cm" svg:y1="21.485cm" svg:x2="22.086cm" svg:y2="21.445cm" draw:start-shape="id108" draw:start-glue-point="7" draw:end-shape="id106" draw:end-glue-point="9" svg:d="M26126 21485l-4040-40" svg:viewBox="0 0 4041 41">
          <text:p/>
        </draw:connector>
        <draw:frame draw:style-name="gr10" draw:text-style-name="P21" draw:layer="layout" svg:width="2.843cm" svg:height="1.183cm" svg:x="17.642cm" svg:y="19.428cm">
          <draw:text-box>
            <text:p><text:span text:style-name="T26">+1 spike</text:span></text:p>
          </draw:text-box>
        </draw:frame>
        <draw:frame draw:style-name="gr10" draw:text-style-name="P21" draw:layer="layout" svg:width="3.176cm" svg:height="1.183cm" svg:x="22.443cm" svg:y="19.428cm">
          <draw:text-box>
            <text:p><text:span text:style-name="T26">+2 spikes</text:span></text:p>
          </draw:text-box>
        </draw:frame>
        <draw:connector draw:style-name="gr12" draw:text-style-name="P18" draw:layer="layout" draw:type="line" svg:x1="21.543cm" svg:y1="18.532cm" svg:x2="21.547cm" svg:y2="20.144cm" draw:end-shape="id106" draw:end-glue-point="4" svg:d="M21543 18532l4 1612" svg:viewBox="0 0 5 1613">
          <text:p/>
        </draw:connector>
        <draw:frame draw:style-name="gr15" draw:text-style-name="P22" draw:layer="layout" svg:width="2.54cm" svg:height="1.334cm" svg:x="17.905cm" svg:y="21.312cm">
          <draw:text-box>
            <text:p><text:span text:style-name="T27">Use </text:span><text:span text:style-name="T28">R</text:span><text:span text:style-name="T44">2</text:span></text:p>
          </draw:text-box>
        </draw:frame>
        <draw:frame draw:style-name="gr15" draw:text-style-name="P22" draw:layer="layout" svg:width="2.54cm" svg:height="1.334cm" svg:x="23.205cm" svg:y="21.312cm">
          <draw:text-box>
            <text:p><text:span text:style-name="T27">Use </text:span><text:span text:style-name="T28">R</text:span><text:span text:style-name="T44">3</text:span></text:p>
          </draw:text-box>
        </draw:frame>
        <draw:custom-shape draw:style-name="gr13" draw:text-style-name="P20" xml:id="id109" draw:id="id109" draw:layer="layout" svg:width="1.524cm" svg:height="1.524cm" svg:x="10.586cm" svg:y="20.237cm">
          <text:p text:style-name="P19"><text:span text:style-name="T31">a</text:span><text:span text:style-name="T2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110" draw:id="id110" draw:layer="layout" svg:width="1.524cm" svg:height="1.524cm" svg:x="5.592cm" svg:y="20.253cm">
          <text:p text:style-name="P19"><text:span text:style-name="T24">a</text:span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0.809cm" svg:y1="20.46cm" svg:x2="6.893cm" svg:y2="20.476cm" draw:start-shape="id109" draw:start-glue-point="5" draw:end-shape="id110" draw:end-glue-point="11" svg:d="M10809 20460l-3916 16" svg:viewBox="0 0 3917 17">
          <text:p/>
        </draw:connector>
        <draw:connector draw:style-name="gr12" draw:text-style-name="P18" draw:layer="layout" draw:type="line" svg:x1="6.893cm" svg:y1="21.554cm" svg:x2="10.809cm" svg:y2="21.538cm" draw:start-shape="id110" draw:start-glue-point="9" draw:end-shape="id109" draw:end-glue-point="7" svg:d="M6893 21554l3916-16" svg:viewBox="0 0 3917 17">
          <text:p/>
        </draw:connector>
        <draw:frame draw:style-name="gr10" draw:text-style-name="P21" draw:layer="layout" svg:width="2.843cm" svg:height="1.183cm" svg:x="7.443cm" svg:y="19.521cm">
          <draw:text-box>
            <text:p><text:span text:style-name="T26">+1 spike</text:span></text:p>
          </draw:text-box>
        </draw:frame>
        <draw:connector draw:style-name="gr12" draw:text-style-name="P18" draw:layer="layout" draw:type="line" svg:x1="11.344cm" svg:y1="18.625cm" svg:x2="11.348cm" svg:y2="20.237cm" draw:end-shape="id109" draw:end-glue-point="4" svg:d="M11344 18625l4 1612" svg:viewBox="0 0 5 1613">
          <text:p/>
        </draw:connector>
        <draw:frame draw:style-name="gr15" draw:text-style-name="P22" draw:layer="layout" svg:width="2.54cm" svg:height="1.334cm" svg:x="7.706cm" svg:y="21.405cm">
          <draw:text-box>
            <text:p><text:span text:style-name="T27">Use </text:span><text:span text:style-name="T28">R</text:span><text:span text:style-name="T44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frame draw:style-name="gr10" draw:text-style-name="P16" draw:layer="layout" svg:width="1.219cm" svg:height="1.183cm" svg:x="12.243cm" svg:y="12.21cm">
          <draw:text-box>
            <text:p><text:span text:style-name="T23">1’</text:span></text:p>
          </draw:text-box>
        </draw:frame>
        <draw:custom-shape draw:style-name="gr11" draw:text-style-name="P17" xml:id="id111" draw:id="id111" draw:layer="layout" svg:width="1.016cm" svg:height="1.016cm" svg:x="8.396cm" svg:y="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04cm" svg:y1="5.412cm" svg:x2="8.89cm" svg:y2="6.882cm" draw:start-shape="id111" draw:start-glue-point="8" draw:end-shape="id112" draw:end-glue-point="0" svg:d="M8904 5412l-14 1470" svg:viewBox="0 0 15 1471">
          <text:p/>
        </draw:connector>
        <draw:custom-shape draw:style-name="gr11" draw:text-style-name="P17" xml:id="id113" draw:id="id113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89cm" svg:y1="13.193cm" svg:x2="8.898cm" svg:y2="14.726cm" draw:start-shape="id112" draw:start-glue-point="2" draw:end-shape="id113" draw:end-glue-point="4" svg:d="M8890 13193l8 1533" svg:viewBox="0 0 9 1534">
          <text:p/>
        </draw:connector>
        <draw:custom-shape draw:style-name="gr25" draw:text-style-name="P26" xml:id="id112" draw:id="id112" draw:layer="layout" svg:width="7.112cm" svg:height="6.311cm" svg:x="5.334cm" svg:y="6.882cm">
          <text:p text:style-name="P14"><text:span text:style-name="T11">a</text:span><text:span text:style-name="T25">0</text:span></text:p>
          <text:p text:style-name="P13"><text:span text:style-name="T11">R</text:span><text:span text:style-name="T12">1 </text:span><text:span text:style-name="T11">: a /a → </text:span><text:span text:style-name="T14">a</text:span></text:p>
          <text:p text:style-name="P13"><text:span text:style-name="T11">R</text:span><text:span text:style-name="T43">2’</text:span><text:span text:style-name="T12"> </text:span><text:span text:style-name="T13">: </text:span><text:span text:style-name="T11">a</text:span><text:span text:style-name="T39">x</text:span><text:span text:style-name="T25">+1</text:span><text:span text:style-name="T11"> /a → </text:span><text:span text:style-name="T14">a</text:span></text:p>
          <text:p text:style-name="P14"><text:span text:style-name="T15">R</text:span><text:span text:style-name="T37">3’</text:span><text:span text:style-name="T38"> </text:span><text:span text:style-name="T17">: </text:span><text:span text:style-name="T15">a</text:span><text:span text:style-name="T32">x</text:span><text:span text:style-name="T18">+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1.219cm" svg:height="1.183cm" svg:x="24.836cm" svg:y="12.211cm">
          <draw:text-box>
            <text:p><text:span text:style-name="T23">2’</text:span></text:p>
          </draw:text-box>
        </draw:frame>
        <draw:custom-shape draw:style-name="gr11" draw:text-style-name="P17" xml:id="id114" draw:id="id114" draw:layer="layout" svg:width="1.016cm" svg:height="1.016cm" svg:x="18.489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57cm" svg:y1="5.365cm" svg:x2="21.483cm" svg:y2="6.883cm" draw:start-shape="id114" draw:start-glue-point="9" draw:end-shape="id115" draw:end-glue-point="0" svg:d="M19357 5365l2126 1518" svg:viewBox="0 0 2127 1519">
          <text:p/>
        </draw:connector>
        <draw:custom-shape draw:style-name="gr11" draw:text-style-name="P17" xml:id="id116" draw:id="id116" draw:layer="layout" svg:width="1.016cm" svg:height="1.016cm" svg:x="20.983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483cm" svg:y1="13.194cm" svg:x2="21.491cm" svg:y2="14.727cm" draw:start-shape="id115" draw:start-glue-point="2" draw:end-shape="id116" draw:end-glue-point="4" svg:d="M21483 13194l8 1533" svg:viewBox="0 0 9 1534">
          <text:p/>
        </draw:connector>
        <draw:custom-shape draw:style-name="gr25" draw:text-style-name="P26" xml:id="id115" draw:id="id115" draw:layer="layout" svg:width="7.112cm" svg:height="6.311cm" svg:x="17.927cm" svg:y="6.883cm">
          <text:p text:style-name="P14"><text:span text:style-name="T11">a</text:span><text:span text:style-name="T39">x</text:span></text:p>
          <text:p text:style-name="P13"><text:span text:style-name="T11">R</text:span><text:span text:style-name="T12">1 </text:span><text:span text:style-name="T11">: a /a → </text:span><text:span text:style-name="T14">a</text:span></text:p>
          <text:p text:style-name="P13"><text:span text:style-name="T11">R</text:span><text:span text:style-name="T43">2’</text:span><text:span text:style-name="T12"> </text:span><text:span text:style-name="T13">: </text:span><text:span text:style-name="T11">a</text:span><text:span text:style-name="T39">x</text:span><text:span text:style-name="T25">+1</text:span><text:span text:style-name="T11"> /a → </text:span><text:span text:style-name="T14">a</text:span></text:p>
          <text:p text:style-name="P14"><text:span text:style-name="T15">R</text:span><text:span text:style-name="T37">3’</text:span><text:span text:style-name="T38"> </text:span><text:span text:style-name="T17">: </text:span><text:span text:style-name="T15">a</text:span><text:span text:style-name="T32">x</text:span><text:span text:style-name="T18">+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xml:id="id117" draw:id="id117" draw:layer="layout" svg:width="1.016cm" svg:height="1.016cm" svg:x="23.59cm" svg:y="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38cm" svg:y1="5.366cm" svg:x2="21.483cm" svg:y2="6.883cm" draw:start-shape="id117" draw:start-glue-point="7" draw:end-shape="id115" draw:end-glue-point="0" svg:d="M23738 5366l-2255 1517" svg:viewBox="0 0 2256 1518">
          <text:p/>
        </draw:connector>
        <draw:custom-shape draw:style-name="gr13" draw:text-style-name="P20" xml:id="id118" draw:id="id118" draw:layer="layout" svg:width="1.524cm" svg:height="1.524cm" svg:x="20.784cm" svg:y="20.15cm">
          <text:p text:style-name="P19"><text:span text:style-name="T31">a</text:span><text:span text:style-name="T39">x</text:span><text:span text:style-name="T25">+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119" draw:id="id119" draw:layer="layout" svg:width="1.524cm" svg:height="1.524cm" svg:x="15.79cm" svg:y="20.166cm">
          <text:p text:style-name="P19"><text:span text:style-name="T24">a</text:span><text:span text:style-name="T39">x</text:span><text:span text:style-name="T25">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120" draw:id="id120" draw:layer="layout" svg:width="1.524cm" svg:height="1.524cm" svg:x="25.902cm" svg:y="20.19cm">
          <text:p text:style-name="P19"><text:span text:style-name="T31">a</text:span><text:span text:style-name="T39">x</text:span><text:span text:style-name="T25">+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007cm" svg:y1="20.373cm" svg:x2="17.091cm" svg:y2="20.389cm" draw:start-shape="id118" draw:start-glue-point="5" draw:end-shape="id119" draw:end-glue-point="11" svg:d="M21007 20373l-3916 16" svg:viewBox="0 0 3917 17">
          <text:p/>
        </draw:connector>
        <draw:connector draw:style-name="gr12" draw:text-style-name="P18" draw:layer="layout" draw:type="line" svg:x1="17.091cm" svg:y1="21.467cm" svg:x2="21.007cm" svg:y2="21.451cm" draw:start-shape="id119" draw:start-glue-point="9" draw:end-shape="id118" draw:end-glue-point="7" svg:d="M17091 21467l3916-16" svg:viewBox="0 0 3917 17">
          <text:p/>
        </draw:connector>
        <draw:connector draw:style-name="gr12" draw:text-style-name="P18" draw:layer="layout" draw:type="line" svg:x1="22.085cm" svg:y1="20.373cm" svg:x2="26.125cm" svg:y2="20.413cm" draw:start-shape="id118" draw:start-glue-point="11" draw:end-shape="id120" draw:end-glue-point="5" svg:d="M22085 20373l4040 40" svg:viewBox="0 0 4041 41">
          <text:p/>
        </draw:connector>
        <draw:connector draw:style-name="gr12" draw:text-style-name="P18" draw:layer="layout" draw:type="line" svg:x1="26.125cm" svg:y1="21.491cm" svg:x2="22.085cm" svg:y2="21.451cm" draw:start-shape="id120" draw:start-glue-point="7" draw:end-shape="id118" draw:end-glue-point="9" svg:d="M26125 21491l-4040-40" svg:viewBox="0 0 4041 41">
          <text:p/>
        </draw:connector>
        <draw:frame draw:style-name="gr10" draw:text-style-name="P21" draw:layer="layout" svg:width="2.843cm" svg:height="1.183cm" svg:x="17.641cm" svg:y="19.434cm">
          <draw:text-box>
            <text:p><text:span text:style-name="T26">+1 spike</text:span></text:p>
          </draw:text-box>
        </draw:frame>
        <draw:frame draw:style-name="gr10" draw:text-style-name="P21" draw:layer="layout" svg:width="3.176cm" svg:height="1.183cm" svg:x="22.442cm" svg:y="19.434cm">
          <draw:text-box>
            <text:p><text:span text:style-name="T26">+2 spikes</text:span></text:p>
          </draw:text-box>
        </draw:frame>
        <draw:connector draw:style-name="gr12" draw:text-style-name="P18" draw:layer="layout" draw:type="line" svg:x1="21.542cm" svg:y1="18.538cm" svg:x2="21.546cm" svg:y2="20.15cm" draw:end-shape="id118" draw:end-glue-point="4" svg:d="M21542 18538l4 1612" svg:viewBox="0 0 5 1613">
          <text:p/>
        </draw:connector>
        <draw:frame draw:style-name="gr15" draw:text-style-name="P22" draw:layer="layout" svg:width="2.54cm" svg:height="1.334cm" svg:x="17.904cm" svg:y="21.318cm">
          <draw:text-box>
            <text:p><text:span text:style-name="T27">Use </text:span><text:span text:style-name="T28">R</text:span><text:span text:style-name="T40">2’</text:span></text:p>
          </draw:text-box>
        </draw:frame>
        <draw:frame draw:style-name="gr15" draw:text-style-name="P22" draw:layer="layout" svg:width="2.54cm" svg:height="1.334cm" svg:x="23.204cm" svg:y="21.318cm">
          <draw:text-box>
            <text:p><text:span text:style-name="T27">Use </text:span><text:span text:style-name="T28">R</text:span><text:span text:style-name="T40">3’</text:span></text:p>
          </draw:text-box>
        </draw:frame>
        <draw:custom-shape draw:style-name="gr13" draw:text-style-name="P20" xml:id="id121" draw:id="id121" draw:layer="layout" svg:width="1.524cm" svg:height="1.524cm" svg:x="10.585cm" svg:y="20.243cm">
          <text:p text:style-name="P19"><text:span text:style-name="T31">a</text:span><text:span text:style-name="T2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122" draw:id="id122" draw:layer="layout" svg:width="1.524cm" svg:height="1.524cm" svg:x="5.591cm" svg:y="20.259cm">
          <text:p text:style-name="P19"><text:span text:style-name="T24">a</text:span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0.808cm" svg:y1="20.466cm" svg:x2="6.892cm" svg:y2="20.482cm" draw:start-shape="id121" draw:start-glue-point="5" draw:end-shape="id122" draw:end-glue-point="11" svg:d="M10808 20466l-3916 16" svg:viewBox="0 0 3917 17">
          <text:p/>
        </draw:connector>
        <draw:connector draw:style-name="gr12" draw:text-style-name="P18" draw:layer="layout" draw:type="line" svg:x1="6.892cm" svg:y1="21.56cm" svg:x2="10.808cm" svg:y2="21.544cm" draw:start-shape="id122" draw:start-glue-point="9" draw:end-shape="id121" draw:end-glue-point="7" svg:d="M6892 21560l3916-16" svg:viewBox="0 0 3917 17">
          <text:p/>
        </draw:connector>
        <draw:frame draw:style-name="gr10" draw:text-style-name="P21" draw:layer="layout" svg:width="2.843cm" svg:height="1.183cm" svg:x="7.442cm" svg:y="19.527cm">
          <draw:text-box>
            <text:p><text:span text:style-name="T26">+1 spike</text:span></text:p>
          </draw:text-box>
        </draw:frame>
        <draw:connector draw:style-name="gr12" draw:text-style-name="P18" draw:layer="layout" draw:type="line" svg:x1="11.343cm" svg:y1="18.631cm" svg:x2="11.347cm" svg:y2="20.243cm" draw:end-shape="id121" draw:end-glue-point="4" svg:d="M11343 18631l4 1612" svg:viewBox="0 0 5 1613">
          <text:p/>
        </draw:connector>
        <draw:frame draw:style-name="gr15" draw:text-style-name="P22" draw:layer="layout" svg:width="2.54cm" svg:height="1.334cm" svg:x="7.705cm" svg:y="21.411cm">
          <draw:text-box>
            <text:p><text:span text:style-name="T27">Use </text:span><text:span text:style-name="T28">R</text:span><text:span text:style-name="T44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" draw:text-style-name="P24" draw:layer="layout" svg:width="30.48cm" svg:height="1.648cm" svg:x="0cm" svg:y="0.054cm">
          <draw:text-box>
            <text:p text:style-name="P11"><text:span text:style-name="T1">Homogeneous Neurons</text:span></text:p>
          </draw:text-box>
        </draw:frame>
        <draw:custom-shape draw:style-name="gr11" draw:text-style-name="P17" xml:id="id123" draw:id="id123" draw:layer="layout" svg:width="1.016cm" svg:height="1.016cm" svg:x="8.39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904cm" svg:y1="8.112cm" svg:x2="8.875cm" svg:y2="9.716cm" draw:start-shape="id123" draw:start-glue-point="8" draw:end-shape="id124" draw:end-glue-point="0" svg:d="M8904 8112l-29 1604" svg:viewBox="0 0 30 1605">
          <text:p/>
        </draw:connector>
        <draw:custom-shape draw:style-name="gr11" draw:text-style-name="P17" xml:id="id125" draw:id="id125" draw:layer="layout" svg:width="1.016cm" svg:height="1.016cm" svg:x="8.3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8.875cm" svg:y1="13.172cm" svg:x2="8.898cm" svg:y2="14.726cm" draw:start-shape="id124" draw:start-glue-point="2" draw:end-shape="id125" draw:end-glue-point="4" svg:d="M8875 13172l23 1554" svg:viewBox="0 0 24 1555">
          <text:p/>
        </draw:connector>
        <draw:custom-shape draw:style-name="gr9" draw:text-style-name="P15" xml:id="id127" draw:id="id127" draw:layer="layout" svg:width="6.35cm" svg:height="3.456cm" svg:x="18.382cm" svg:y="9.708cm">
          <text:p text:style-name="P13"><text:span text:style-name="T11">R</text:span><text:span text:style-name="T12">2 </text:span><text:span text:style-name="T13">: </text:span><text:span text:style-name="T11">a /a → </text:span><text:span text:style-name="T14">a</text:span></text:p>
          <text:p text:style-name="P14"><text:span text:style-name="T15">R</text:span><text:span text:style-name="T16">3 </text:span><text:span text:style-name="T17">: </text:span><text:span text:style-name="T15">a</text:span><text:span text:style-name="T18">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24.511cm" svg:y="12.296cm">
          <draw:text-box>
            <text:p><text:span text:style-name="T23">2</text:span></text:p>
          </draw:text-box>
        </draw:frame>
        <draw:custom-shape draw:style-name="gr11" draw:text-style-name="P17" xml:id="id126" draw:id="id126" draw:layer="layout" svg:width="1.016cm" svg:height="1.016cm" svg:x="18.482cm" svg:y="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9.35cm" svg:y1="7.966cm" svg:x2="21.557cm" svg:y2="9.708cm" draw:start-shape="id126" draw:start-glue-point="9" draw:end-shape="id127" draw:end-glue-point="0" svg:d="M19350 7966l2207 1742" svg:viewBox="0 0 2208 1743">
          <text:p/>
        </draw:connector>
        <draw:custom-shape draw:style-name="gr11" draw:text-style-name="P17" xml:id="id128" draw:id="id128" draw:layer="layout" svg:width="1.016cm" svg:height="1.016cm" svg:x="23.583cm" svg:y="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3.731cm" svg:y1="7.967cm" svg:x2="21.557cm" svg:y2="9.708cm" draw:start-shape="id128" draw:start-glue-point="7" draw:end-shape="id127" draw:end-glue-point="0" svg:d="M23731 7967l-2174 1741" svg:viewBox="0 0 2175 1742">
          <text:p/>
        </draw:connector>
        <draw:custom-shape draw:style-name="gr11" draw:text-style-name="P17" xml:id="id129" draw:id="id129" draw:layer="layout" svg:width="1.016cm" svg:height="1.016cm" svg:x="21.076cm" svg:y="1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21.557cm" svg:y1="13.164cm" svg:x2="21.584cm" svg:y2="14.728cm" draw:start-shape="id127" draw:start-glue-point="2" draw:end-shape="id129" draw:end-glue-point="4" svg:d="M21557 13164l27 1564" svg:viewBox="0 0 28 1565">
          <text:p/>
        </draw:connector>
        <draw:custom-shape draw:style-name="gr9" draw:text-style-name="P15" xml:id="id124" draw:id="id124" draw:layer="layout" svg:width="6.35cm" svg:height="3.456cm" svg:x="5.7cm" svg:y="9.716cm">
          <text:p text:style-name="P13"><text:span text:style-name="T11">R</text:span><text:span text:style-name="T12">2 </text:span><text:span text:style-name="T13">: </text:span><text:span text:style-name="T11">a /a → </text:span><text:span text:style-name="T14">a</text:span></text:p>
          <text:p text:style-name="P14"><text:span text:style-name="T15">R</text:span><text:span text:style-name="T16">3 </text:span><text:span text:style-name="T17">: </text:span><text:span text:style-name="T15">a</text:span><text:span text:style-name="T18">2</text:span><text:span text:style-name="T19"> </text:span><text:span text:style-name="T17">/a</text:span><text:span text:style-name="T18">2</text:span><text:span text:style-name="T19"> </text:span><text:span text:style-name="T15">→ </text:span><text:span text:style-name="T14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983cm" svg:height="1.183cm" svg:x="11.829cm" svg:y="12.304cm">
          <draw:text-box>
            <text:p><text:span text:style-name="T23">1</text:span></text:p>
          </draw:text-box>
        </draw:frame>
        <draw:custom-shape draw:style-name="gr13" draw:text-style-name="P20" xml:id="id130" draw:id="id130" draw:layer="layout" svg:width="1.524cm" svg:height="1.524cm" svg:x="14.386cm" svg:y="20.137cm">
          <text:p text:style-name="P19"><text:span text:style-name="T31">a</text:span><text:span text:style-name="T2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131" draw:id="id131" draw:layer="layout" svg:width="1.524cm" svg:height="1.524cm" svg:x="9.392cm" svg:y="20.153cm">
          <text:p text:style-name="P19"><text:span text:style-name="T24">a</text:span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xml:id="id132" draw:id="id132" draw:layer="layout" svg:width="1.524cm" svg:height="1.524cm" svg:x="19.504cm" svg:y="20.177cm">
          <text:p text:style-name="P19"><text:span text:style-name="T31">a</text:span><text:span text:style-name="T2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8" draw:layer="layout" draw:type="line" svg:x1="14.609cm" svg:y1="20.36cm" svg:x2="10.693cm" svg:y2="20.376cm" draw:start-shape="id130" draw:start-glue-point="5" draw:end-shape="id131" draw:end-glue-point="11" svg:d="M14609 20360l-3916 16" svg:viewBox="0 0 3917 17">
          <text:p/>
        </draw:connector>
        <draw:connector draw:style-name="gr12" draw:text-style-name="P18" draw:layer="layout" draw:type="line" svg:x1="10.693cm" svg:y1="21.454cm" svg:x2="14.609cm" svg:y2="21.438cm" draw:start-shape="id131" draw:start-glue-point="9" draw:end-shape="id130" draw:end-glue-point="7" svg:d="M10693 21454l3916-16" svg:viewBox="0 0 3917 17">
          <text:p/>
        </draw:connector>
        <draw:connector draw:style-name="gr12" draw:text-style-name="P18" draw:layer="layout" draw:type="line" svg:x1="15.687cm" svg:y1="20.36cm" svg:x2="19.727cm" svg:y2="20.4cm" draw:start-shape="id130" draw:start-glue-point="11" draw:end-shape="id132" draw:end-glue-point="5" svg:d="M15687 20360l4040 40" svg:viewBox="0 0 4041 41">
          <text:p/>
        </draw:connector>
        <draw:connector draw:style-name="gr12" draw:text-style-name="P18" draw:layer="layout" draw:type="line" svg:x1="19.727cm" svg:y1="21.478cm" svg:x2="15.687cm" svg:y2="21.438cm" draw:start-shape="id132" draw:start-glue-point="7" draw:end-shape="id130" draw:end-glue-point="9" svg:d="M19727 21478l-4040-40" svg:viewBox="0 0 4041 41">
          <text:p/>
        </draw:connector>
        <draw:frame draw:style-name="gr10" draw:text-style-name="P21" draw:layer="layout" svg:width="2.843cm" svg:height="1.183cm" svg:x="11.243cm" svg:y="19.421cm">
          <draw:text-box>
            <text:p><text:span text:style-name="T26">+1 spike</text:span></text:p>
          </draw:text-box>
        </draw:frame>
        <draw:frame draw:style-name="gr10" draw:text-style-name="P21" draw:layer="layout" svg:width="3.176cm" svg:height="1.183cm" svg:x="16.044cm" svg:y="19.421cm">
          <draw:text-box>
            <text:p><text:span text:style-name="T26">+2 spikes</text:span></text:p>
          </draw:text-box>
        </draw:frame>
        <draw:connector draw:style-name="gr12" draw:text-style-name="P18" draw:layer="layout" draw:type="line" svg:x1="15.144cm" svg:y1="18.525cm" svg:x2="15.148cm" svg:y2="20.137cm" draw:end-shape="id130" draw:end-glue-point="4" svg:d="M15144 18525l4 1612" svg:viewBox="0 0 5 1613">
          <text:p/>
        </draw:connector>
        <draw:frame draw:style-name="gr15" draw:text-style-name="P22" draw:layer="layout" svg:width="2.54cm" svg:height="1.334cm" svg:x="11.506cm" svg:y="21.305cm">
          <draw:text-box>
            <text:p><text:span text:style-name="T27">Use </text:span><text:span text:style-name="T28">R</text:span><text:span text:style-name="T44">2</text:span></text:p>
          </draw:text-box>
        </draw:frame>
        <draw:frame draw:style-name="gr15" draw:text-style-name="P22" draw:layer="layout" svg:width="2.54cm" svg:height="1.334cm" svg:x="16.806cm" svg:y="21.305cm">
          <draw:text-box>
            <text:p><text:span text:style-name="T27">Use </text:span><text:span text:style-name="T28">R</text:span><text:span text:style-name="T44">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2" svg:font-family="'Droid Sans'" style:font-family-generic="swiss"/>
    <style:font-face style:name="Droid Sans" svg:font-family="'Droid Sans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CMU Serif" svg:font-family="'CMU Serif'" style:font-family-generic="roman" style:font-pitch="variable"/>
    <style:font-face style:name="Droid Sans1" svg:font-family="'Droid Sans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roid Sans3" svg:font-family="'Droid Sans'" style:font-family-generic="swiss" style:font-pitch="variable"/>
    <style:font-face style:name="Droid Sans Devanagari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Cantarell" svg:font-family="Cantarell" style:font-family-generic="system" style:font-pitch="variable"/>
    <style:font-face style:name="Droid Sans4" svg:font-family="'Droid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roid Serif" fo:font-size="24pt" fo:language="en" fo:country="US" style:font-name-asian="Cantarell" style:font-size-asian="24pt" style:language-asian="zh" style:country-asian="CN" style:font-name-complex="Droid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roid Sans1" fo:font-family="'Droid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roid Sans1" fo:font-family="'Droid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roid Sans1" fo:font-family="'Droid Sans'" style:font-family-generic="roman" style:font-pitch="variable" fo:font-size="46.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79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5cm" fo:margin-bottom="0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9cm" fo:margin-bottom="0cm" fo:text-indent="0cm"/>
      <style:text-properties fo:font-size="29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4cm" fo:margin-bottom="0cm" fo:text-indent="0cm"/>
      <style:text-properties fo:font-size="29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4cm" fo:margin-bottom="0cm" fo:text-indent="0cm"/>
      <style:text-properties fo:font-size="29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4cm" fo:margin-bottom="0cm" fo:text-indent="0cm"/>
      <style:text-properties fo:font-size="29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4cm" fo:margin-bottom="0cm" fo:text-indent="0cm"/>
      <style:text-properties fo:font-size="29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4cm" fo:margin-bottom="0cm" fo:text-indent="0cm"/>
      <style:text-properties fo:font-size="29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roid Sans1" fo:font-family="'Droid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roid Sans1" fo:font-family="'Droid Sans'" style:font-family-generic="roman" style:font-pitch="variable" fo:font-size="63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7.431cm" svg:height="3.816cm" svg:x="1.524cm" svg:y="0.91cm" presentation:class="title" presentation:placeholder="true">
        <draw:text-box/>
      </draw:frame>
      <draw:frame presentation:style-name="Default-outline1" draw:layer="backgroundobjects" svg:width="27.431cm" svg:height="13.258cm" svg:x="1.524cm" svg:y="5.348cm" presentation:class="outline" presentation:placeholder="true">
        <draw:text-box/>
      </draw:frame>
      <draw:frame presentation:style-name="Mpr1" draw:text-style-name="MP2" draw:layer="backgroundobjects" svg:width="7.101cm" svg:height="1.575cm" svg:x="1.524cm" svg:y="20.8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61cm" svg:height="1.575cm" svg:x="10.424cm" svg:y="20.82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01cm" svg:height="1.575cm" svg:x="21.854cm" svg:y="20.82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1-19T23:15:09.941573321</meta:creation-date>
    <meta:generator>LibreOffice/7.0.3.1$Linux_X86_64 LibreOffice_project/00$Build-1</meta:generator>
    <dc:date>2021-03-18T11:28:36.571024988</dc:date>
    <meta:editing-duration>PT1H43M22S</meta:editing-duration>
    <meta:editing-cycles>47</meta:editing-cycles>
    <meta:document-statistic meta:object-count="400"/>
  </office:meta>
</office:document-meta>
</file>